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3" manifest:media-type="application/vnd.oasis.opendocument.graphics"/>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Bold Italic" style:font-family-generic="swiss" style:font-pitch="variable"/>
    <style:font-face style:name="Bahnschrift SemiBold1"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1542in" style:rel-column-width="10922*"/>
    </style:style>
    <style:style style:name="Table7.F" style:family="table-column">
      <style:table-column-properties style:column-width="1.1542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2" style:family="table">
      <style:table-properties style:width="2.625in" table:align="left" style:may-break-between-rows="false"/>
    </style:style>
    <style:style style:name="Table2.A" style:family="table-column">
      <style:table-column-properties style:column-width="0.75in"/>
    </style:style>
    <style:style style:name="Table2.B" style:family="table-column">
      <style:table-column-properties style:column-width="0.875in"/>
    </style:style>
    <style:style style:name="Table2.C"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625in" table:align="left" style:may-break-between-rows="false"/>
    </style:style>
    <style:style style:name="Table3.A" style:family="table-column">
      <style:table-column-properties style:column-width="0.7694in"/>
    </style:style>
    <style:style style:name="Table3.B" style:family="table-column">
      <style:table-column-properties style:column-width="1.2306in"/>
    </style:style>
    <style:style style:name="Table3.C" style:family="table-column">
      <style:table-column-properties style:column-width="0.3083in"/>
    </style:style>
    <style:style style:name="Table3.D" style:family="table-column">
      <style:table-column-properties style:column-width="0.5042in"/>
    </style:style>
    <style:style style:name="Table3.E" style:family="table-column">
      <style:table-column-properties style:column-width="0.5625in"/>
    </style:style>
    <style:style style:name="Table3.F" style:family="table-column">
      <style:table-column-properties style:column-width="0.3125in"/>
    </style:style>
    <style:style style:name="Table3.G" style:family="table-column">
      <style:table-column-properties style:column-width="0.875in"/>
    </style:style>
    <style:style style:name="Table3.I" style:family="table-column">
      <style:table-column-properties style:column-width="0.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background-color="transparent" style:may-break-between-rows="false">
        <style:background-image/>
      </style:table-properties>
    </style:style>
    <style:style style:name="Table5.A" style:family="table-column">
      <style:table-column-properties style:column-width="0.9375in"/>
    </style:style>
    <style:style style:name="Table5.B" style:family="table-column">
      <style:table-column-properties style:column-width="5.9896in"/>
    </style:style>
    <style:style style:name="Table5.1" style:family="table-row">
      <style:table-row-properties fo:background-color="transparent">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in" table:align="left" style:may-break-between-rows="false"/>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0.4375in"/>
    </style:style>
    <style:style style:name="Table4.F" style:family="table-column">
      <style:table-column-properties style:column-width="0.625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6" style:family="table">
      <style:table-properties style:width="2.5625in" table:align="left" style:may-break-between-rows="false"/>
    </style:style>
    <style:style style:name="Table6.A" style:family="table-column">
      <style:table-column-properties style:column-width="1.125in"/>
    </style:style>
    <style:style style:name="Table6.B" style:family="table-column">
      <style:table-column-properties style:column-width="1.4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99in" fo:margin-left="0in" table:align="left" fo:background-color="transparent" style:may-break-between-rows="false">
        <style:background-image/>
      </style:table-properties>
    </style:style>
    <style:style style:name="Table1.A" style:family="table-column">
      <style:table-column-properties style:column-width="0.3125in"/>
    </style:style>
    <style:style style:name="Table1.D" style:family="table-column">
      <style:table-column-properties style:column-width="0.9375in"/>
    </style:style>
    <style:style style:name="Table1.E" style:family="table-column">
      <style:table-column-properties style:column-width="5.0549in"/>
    </style:style>
    <style:style style:name="Table1.1" style:family="table-row">
      <style:table-row-properties fo:background-color="transparent">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3125in"/>
    </style:style>
    <style:style style:name="Table8.D" style:family="table-column">
      <style:table-column-properties style:column-width="0.375in"/>
    </style:style>
    <style:style style:name="Table8.I" style:family="table-column">
      <style:table-column-properties style:column-width="4.1146in"/>
    </style:style>
    <style:style style:name="Table8.A1" style:family="table-cell">
      <style:table-cell-properties fo:padding="0.0382in" fo:border-left="0.05pt solid #000000" fo:border-right="none" fo:border-top="0.05pt solid #000000" fo:border-bottom="0.05pt solid #000000"/>
    </style:style>
    <style:style style:name="Table8.I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9" style:family="table">
      <style:table-properties style:width="1.875in" table:align="left"/>
    </style:style>
    <style:style style:name="Table9.A" style:family="table-column">
      <style:table-column-properties style:column-width="0.3125in"/>
    </style:style>
    <style:style style:name="Table9.C" style:family="table-column">
      <style:table-column-properties style:column-width="1.2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d1618" officeooo:paragraph-rsid="001d1618"/>
    </style:style>
    <style:style style:name="P2" style:family="paragraph" style:parent-style-name="Text_20_body">
      <style:text-properties officeooo:rsid="001da21a" officeooo:paragraph-rsid="001da21a"/>
    </style:style>
    <style:style style:name="P3" style:family="paragraph" style:parent-style-name="Text_20_body">
      <style:text-properties officeooo:rsid="001e06b9" officeooo:paragraph-rsid="001f1d57"/>
    </style:style>
    <style:style style:name="P4" style:family="paragraph" style:parent-style-name="Text_20_body">
      <style:text-properties style:font-name="Palatino Linotype" officeooo:rsid="001f7f88" officeooo:paragraph-rsid="001f7f88"/>
    </style:style>
    <style:style style:name="P5" style:family="paragraph" style:parent-style-name="Table_20_Contents">
      <style:text-properties style:font-name="Palatino Linotype" officeooo:rsid="002401fe" officeooo:paragraph-rsid="002401fe"/>
    </style:style>
    <style:style style:name="P6" style:family="paragraph" style:parent-style-name="Text_20_body">
      <style:text-properties style:font-name="Palatino Linotype" officeooo:rsid="002401fe" officeooo:paragraph-rsid="002401fe"/>
    </style:style>
    <style:style style:name="P7" style:family="paragraph" style:parent-style-name="Text_20_body">
      <style:text-properties style:font-name="Palatino Linotype" officeooo:rsid="00230534" officeooo:paragraph-rsid="00230534"/>
    </style:style>
    <style:style style:name="P8" style:family="paragraph" style:parent-style-name="Text_20_body">
      <style:text-properties style:font-name="Palatino Linotype" officeooo:rsid="0025e5fd" officeooo:paragraph-rsid="0025e5fd"/>
    </style:style>
    <style:style style:name="P9" style:family="paragraph" style:parent-style-name="Text_20_body">
      <style:text-properties style:font-name="Palatino Linotype" officeooo:rsid="002bc49d" officeooo:paragraph-rsid="002bc49d"/>
    </style:style>
    <style:style style:name="P10" style:family="paragraph" style:parent-style-name="Text_20_body">
      <style:text-properties style:font-name="Palatino Linotype" officeooo:rsid="002dacaa" officeooo:paragraph-rsid="002dacaa"/>
    </style:style>
    <style:style style:name="P11" style:family="paragraph" style:parent-style-name="Text_20_body">
      <style:text-properties style:font-name="Palatino Linotype" officeooo:rsid="0028ba37" officeooo:paragraph-rsid="0028ba37"/>
    </style:style>
    <style:style style:name="P12" style:family="paragraph" style:parent-style-name="Text_20_body">
      <style:text-properties style:font-name="Palatino Linotype" officeooo:rsid="002e7833" officeooo:paragraph-rsid="002e7833"/>
    </style:style>
    <style:style style:name="P13" style:family="paragraph" style:parent-style-name="Text_20_body">
      <style:text-properties officeooo:paragraph-rsid="002040de"/>
    </style:style>
    <style:style style:name="P14" style:family="paragraph" style:parent-style-name="Preformatted_20_Text">
      <style:text-properties officeooo:rsid="002401fe" officeooo:paragraph-rsid="0025e5fd"/>
    </style:style>
    <style:style style:name="P15" style:family="paragraph" style:parent-style-name="Table_20_Contents">
      <style:text-properties officeooo:rsid="002401fe" officeooo:paragraph-rsid="002401fe"/>
    </style:style>
    <style:style style:name="P16" style:family="paragraph" style:parent-style-name="Preformatted_20_Text">
      <style:text-properties officeooo:paragraph-rsid="0025e5fd"/>
    </style:style>
    <style:style style:name="P17" style:family="paragraph" style:parent-style-name="Table_20_Heading">
      <style:text-properties officeooo:paragraph-rsid="0025e5fd"/>
    </style:style>
    <style:style style:name="P18" style:family="paragraph" style:parent-style-name="Preformatted_20_Text">
      <style:text-properties officeooo:paragraph-rsid="0026db15"/>
    </style:style>
    <style:style style:name="P19" style:family="paragraph" style:parent-style-name="Standard">
      <style:text-properties officeooo:paragraph-rsid="0026db15"/>
    </style:style>
    <style:style style:name="P20" style:family="paragraph" style:parent-style-name="Text_20_body">
      <style:text-properties officeooo:rsid="002040de" officeooo:paragraph-rsid="0025e5fd"/>
    </style:style>
    <style:style style:name="P21" style:family="paragraph" style:parent-style-name="Text_20_body">
      <style:text-properties officeooo:rsid="0025e5fd" officeooo:paragraph-rsid="0025e5fd"/>
    </style:style>
    <style:style style:name="P22" style:family="paragraph" style:parent-style-name="Preformatted_20_Text">
      <style:text-properties officeooo:rsid="002e7833" officeooo:paragraph-rsid="002e7833"/>
    </style:style>
    <style:style style:name="P23" style:family="paragraph" style:parent-style-name="Preformatted_20_Text">
      <style:text-properties officeooo:paragraph-rsid="002e7833"/>
    </style:style>
    <style:style style:name="P24" style:family="paragraph" style:parent-style-name="Text_20_body">
      <style:text-properties officeooo:rsid="00284407" officeooo:paragraph-rsid="00284407"/>
    </style:style>
    <style:style style:name="P25" style:family="paragraph" style:parent-style-name="Text_20_body">
      <style:text-properties officeooo:rsid="002a1036" officeooo:paragraph-rsid="002a1036"/>
    </style:style>
    <style:style style:name="P26" style:family="paragraph" style:parent-style-name="Text_20_body">
      <style:text-properties officeooo:rsid="002bab94" officeooo:paragraph-rsid="002bab94"/>
    </style:style>
    <style:style style:name="P27" style:family="paragraph" style:parent-style-name="Text_20_body">
      <style:text-properties officeooo:rsid="002dacaa" officeooo:paragraph-rsid="002dacaa"/>
    </style:style>
    <style:style style:name="P28" style:family="paragraph" style:parent-style-name="Table_20_Heading">
      <style:paragraph-properties fo:text-align="start" style:justify-single-word="false"/>
    </style:style>
    <style:style style:name="P29" style:family="paragraph" style:parent-style-name="Table_20_Contents">
      <style:text-properties officeooo:rsid="003b1c81" officeooo:paragraph-rsid="003b1c81"/>
    </style:style>
    <style:style style:name="P30" style:family="paragraph" style:parent-style-name="Text_20_body">
      <style:paragraph-properties fo:text-align="center" style:justify-single-word="false"/>
      <style:text-properties officeooo:rsid="003b1c73" officeooo:paragraph-rsid="003b1c73"/>
    </style:style>
    <style:style style:name="P31" style:family="paragraph" style:parent-style-name="Text_20_body">
      <style:paragraph-properties fo:text-align="center" style:justify-single-word="false"/>
    </style:style>
    <style:style style:name="P32" style:family="paragraph" style:parent-style-name="Heading_20_1">
      <style:text-properties officeooo:rsid="0017f24b" officeooo:paragraph-rsid="0017f24b"/>
    </style:style>
    <style:style style:name="P33" style:family="paragraph" style:parent-style-name="Heading_20_1">
      <style:text-properties officeooo:paragraph-rsid="0017f24b"/>
    </style:style>
    <style:style style:name="P34" style:family="paragraph" style:parent-style-name="Heading_20_2">
      <style:text-properties officeooo:paragraph-rsid="0019d5f7"/>
    </style:style>
    <style:style style:name="P35" style:family="paragraph" style:parent-style-name="Heading_20_3">
      <style:text-properties officeooo:rsid="003bd7a4" officeooo:paragraph-rsid="003bd7a4"/>
    </style:style>
    <style:style style:name="P36" style:family="paragraph" style:parent-style-name="Preformatted_20_Text">
      <style:text-properties officeooo:paragraph-rsid="003c6174"/>
    </style:style>
    <style:style style:name="P37" style:family="paragraph" style:parent-style-name="Preformatted_20_Text">
      <style:text-properties officeooo:rsid="003c6174" officeooo:paragraph-rsid="003c6174"/>
    </style:style>
    <style:style style:name="P38" style:family="paragraph" style:parent-style-name="Preformatted_20_Text">
      <style:text-properties officeooo:rsid="003c6174" officeooo:paragraph-rsid="004195cc"/>
    </style:style>
    <style:style style:name="P39" style:family="paragraph" style:parent-style-name="Preformatted_20_Text">
      <style:text-properties officeooo:rsid="004195cc" officeooo:paragraph-rsid="004195cc"/>
    </style:style>
    <style:style style:name="P40" style:family="paragraph" style:parent-style-name="Preformatted_20_Text">
      <style:text-properties officeooo:paragraph-rsid="004195cc"/>
    </style:style>
    <style:style style:name="P41" style:family="paragraph" style:parent-style-name="Standard">
      <style:text-properties officeooo:rsid="003bd7a4" officeooo:paragraph-rsid="003bd7a4"/>
    </style:style>
    <style:style style:name="P42" style:family="paragraph" style:parent-style-name="Standard">
      <style:text-properties style:font-name="Palatino Linotype" officeooo:rsid="003bd7a4" officeooo:paragraph-rsid="003bd7a4"/>
    </style:style>
    <style:style style:name="P43" style:family="paragraph" style:parent-style-name="Table_20_Contents">
      <style:text-properties officeooo:rsid="003bb2de" officeooo:paragraph-rsid="003bb2de"/>
    </style:style>
    <style:style style:name="P44" style:family="paragraph" style:parent-style-name="Table_20_Contents">
      <style:text-properties officeooo:rsid="004195cc" officeooo:paragraph-rsid="004195cc"/>
    </style:style>
    <style:style style:name="P45" style:family="paragraph" style:parent-style-name="Table_20_Heading">
      <style:text-properties officeooo:rsid="003bd7a4" officeooo:paragraph-rsid="003bd7a4"/>
    </style:style>
    <style:style style:name="P46" style:family="paragraph" style:parent-style-name="Text_20_body" style:list-style-name="List_20_1">
      <style:text-properties officeooo:rsid="00230534" officeooo:paragraph-rsid="00230534"/>
    </style:style>
    <style:style style:name="P47" style:family="paragraph" style:parent-style-name="Text_20_body" style:list-style-name="List_20_1">
      <style:text-properties officeooo:rsid="00284407" officeooo:paragraph-rsid="00284407"/>
    </style:style>
    <style:style style:name="P48" style:family="paragraph" style:parent-style-name="Text_20_body" style:list-style-name="List_20_1">
      <style:text-properties style:font-name="Palatino Linotype" officeooo:rsid="00284407" officeooo:paragraph-rsid="00284407"/>
    </style:style>
    <style:style style:name="P49" style:family="paragraph" style:parent-style-name="Text_20_body">
      <style:text-properties officeooo:rsid="003b7bd9" officeooo:paragraph-rsid="003b7bd9"/>
    </style:style>
    <style:style style:name="P50" style:family="paragraph" style:parent-style-name="Text_20_body">
      <style:text-properties officeooo:rsid="003bb2de" officeooo:paragraph-rsid="003bb2de"/>
    </style:style>
    <style:style style:name="P51" style:family="paragraph" style:parent-style-name="Text_20_body">
      <style:text-properties officeooo:rsid="003bd7a4" officeooo:paragraph-rsid="003bd7a4"/>
    </style:style>
    <style:style style:name="P52" style:family="paragraph" style:parent-style-name="Text_20_body">
      <style:text-properties officeooo:rsid="003bd7a4" officeooo:paragraph-rsid="003c6174"/>
    </style:style>
    <style:style style:name="P53" style:family="paragraph" style:parent-style-name="Text_20_body">
      <style:text-properties officeooo:rsid="003c6174" officeooo:paragraph-rsid="003c6174"/>
    </style:style>
    <style:style style:name="P54" style:family="paragraph" style:parent-style-name="Text_20_body">
      <style:text-properties officeooo:rsid="004195cc" officeooo:paragraph-rsid="004195cc"/>
    </style:style>
    <style:style style:name="P55" style:family="paragraph" style:parent-style-name="Text_20_body">
      <style:text-properties officeooo:paragraph-rsid="004195cc"/>
    </style:style>
    <style:style style:name="T1" style:family="text">
      <style:text-properties officeooo:rsid="0017f24b"/>
    </style:style>
    <style:style style:name="T2" style:family="text">
      <style:text-properties style:font-name="Liberation Sans" fo:font-size="16.1000003814697pt" fo:font-weight="bold" officeooo:rsid="0017f24b" style:font-name-asian="Microsoft YaHei" style:font-size-asian="16.1000003814697pt" style:font-weight-asian="bold" style:font-name-complex="Arial" style:font-size-complex="16.1000003814697pt" style:font-weight-complex="bold"/>
    </style:style>
    <style:style style:name="T3" style:family="text">
      <style:text-properties style:font-name="Palatino Linotype"/>
    </style:style>
    <style:style style:name="T4" style:family="text">
      <style:text-properties style:font-name="Palatino Linotype" officeooo:rsid="001f1d57"/>
    </style:style>
    <style:style style:name="T5" style:family="text">
      <style:text-properties style:font-name="Palatino Linotype" officeooo:rsid="001f7f88"/>
    </style:style>
    <style:style style:name="T6" style:family="text">
      <style:text-properties style:font-name="Palatino Linotype" officeooo:rsid="002040de"/>
    </style:style>
    <style:style style:name="T7" style:family="text">
      <style:text-properties style:font-name="Palatino Linotype" fo:font-style="italic" officeooo:rsid="003f5172" style:font-style-asian="italic" style:font-style-complex="italic"/>
    </style:style>
    <style:style style:name="T8" style:family="text">
      <style:text-properties style:font-name="Bahnschrift SemiBold1" fo:font-size="16.1000003814697pt" fo:font-weight="600" officeooo:rsid="00230534" style:font-name-asian="Microsoft YaHei" style:font-size-asian="16.1000003814697pt" style:font-weight-asian="bold" style:font-name-complex="Arial" style:font-size-complex="16.1000003814697pt" style:font-weight-complex="bold"/>
    </style:style>
    <style:style style:name="T9" style:family="text">
      <style:text-properties style:font-name="Bahnschrift SemiBold1" fo:font-weight="600" officeooo:rsid="0025e5fd" style:font-weight-asian="bold" style:font-weight-complex="bold"/>
    </style:style>
    <style:style style:name="T10" style:family="text">
      <style:text-properties officeooo:rsid="002401fe"/>
    </style:style>
    <style:style style:name="T11" style:family="text">
      <style:text-properties officeooo:rsid="0025e5fd"/>
    </style:style>
    <style:style style:name="T12" style:family="text">
      <style:text-properties officeooo:rsid="002bab94"/>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3f5172" style:font-style-asian="italic" style:font-style-complex="italic"/>
    </style:style>
    <style:style style:name="T16" style:family="text">
      <style:text-properties officeooo:rsid="002e7833"/>
    </style:style>
    <style:style style:name="T17" style:family="text">
      <style:text-properties officeooo:rsid="002e7e6a"/>
    </style:style>
    <style:style style:name="T18" style:family="text">
      <style:text-properties officeooo:rsid="003bd7a4"/>
    </style:style>
    <style:style style:name="T19" style:family="text">
      <style:text-properties officeooo:rsid="003c6174"/>
    </style:style>
    <style:style style:name="T20" style:family="text">
      <style:text-properties style:font-name="Liberation Mono" fo:font-size="10pt" officeooo:rsid="003c6174" style:font-name-asian="NSimSun" style:font-size-asian="10pt" style:font-name-complex="Liberation Mono" style:font-size-complex="10pt"/>
    </style:style>
    <style:style style:name="T21" style:family="text">
      <style:text-properties style:font-name="Liberation Mono" fo:font-size="10pt" officeooo:rsid="004195cc" style:font-name-asian="NSimSun" style:font-size-asian="10pt" style:font-name-complex="Liberation Mono" style:font-size-complex="10pt"/>
    </style:style>
    <style:style style:name="T22" style:family="text">
      <style:text-properties officeooo:rsid="003f5172"/>
    </style:style>
    <style:style style:name="T23" style:family="text">
      <style:text-properties officeooo:rsid="004195cc"/>
    </style:style>
    <style:style style:name="T24" style:family="text">
      <style:text-properties officeooo:rsid="00449658"/>
    </style:style>
    <style:style style:name="fr1" style:family="graphic" style:parent-style-name="Formula">
      <style:graphic-properties style:vertical-pos="middle" style:vertical-rel="text" draw:ole-draw-aspect="1"/>
    </style:style>
    <style:style style:name="fr2" style:family="graphic" style:parent-style-name="OLE">
      <style:graphic-properties style:run-through="foreground" style:wrap="none" style:horizontal-pos="center" style:horizontal-rel="paragraph" draw:ole-draw-aspect="1"/>
    </style:style>
    <style:style style:name="fr3" style:family="graphic" style:parent-style-name="OLE">
      <style:graphic-properties style:run-through="foreground" style:wrap="none" style:vertical-pos="top" style:vertical-rel="paragraph" style:horizontal-pos="center" style:horizontal-rel="paragraph" draw:ole-draw-aspect="1"/>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256jr User Manual</text:p>
      <text:p text:style-name="P30">Peter Weingartner</text:p>
      <text:p text:style-name="P31"><text:initial-creator/><text:date style:data-style-name="N76" text:date-value="2022-09-11T20:58:05.906000062">September 11, 2022</text:date></text:p>
      <text:h text:style-name="P32" text:outline-level="1">Introduction</text:h>
      <text:h text:style-name="Heading_20_1" text:outline-level="1">Getting Started with the C256jr</text:h>
      <text:h text:style-name="Heading_20_1" text:outline-level="1">Memory Layout and Management</text:h>
      <text:p text:style-name="P1">The C256jr can support up to 1MB of memory, divided into RAM and flash:</text:p>
      <table:table table:name="Table7" table:style-name="Table7">
        <table:table-column table:style-name="Table7.A" table:number-columns-repeated="5"/>
        <table:table-column table:style-name="Table7.F"/>
        <table:table-row table:style-name="TableLine1979565062672">
          <table:table-cell table:style-name="Table7.A1" office:value-type="string">
            <text:p text:style-name="P29">$00000</text:p>
          </table:table-cell>
          <table:table-cell table:style-name="Table7.A1" office:value-type="string">
            <text:p text:style-name="P29">$3FFFF</text:p>
          </table:table-cell>
          <table:table-cell table:style-name="Table7.A1" office:value-type="string">
            <text:p text:style-name="P29">$40000</text:p>
          </table:table-cell>
          <table:table-cell table:style-name="Table7.A1" office:value-type="string">
            <text:p text:style-name="P29">$7FFFF</text:p>
          </table:table-cell>
          <table:table-cell table:style-name="Table7.A1" office:value-type="string">
            <text:p text:style-name="P29">$80000</text:p>
          </table:table-cell>
          <table:table-cell table:style-name="Table7.F1" office:value-type="string">
            <text:p text:style-name="P29">$FFFFF</text:p>
          </table:table-cell>
        </table:table-row>
        <table:table-row table:style-name="TableLine1979565066480">
          <table:table-cell table:style-name="Table7.A2" table:number-columns-spanned="2" office:value-type="string">
            <text:p text:style-name="P29">RAM (256KB)</text:p>
          </table:table-cell>
          <table:covered-table-cell/>
          <table:table-cell table:style-name="Table7.A2" table:number-columns-spanned="2" office:value-type="string">
            <text:p text:style-name="P29">Reserved</text:p>
          </table:table-cell>
          <table:covered-table-cell/>
          <table:table-cell table:style-name="Table7.E2" table:number-columns-spanned="2" office:value-type="string">
            <text:p text:style-name="P29">Flash (512KB)</text:p>
          </table:table-cell>
          <table:covered-table-cell/>
        </table:table-row>
      </table:table>
      <text:p text:style-name="P2">The C256jr uses the Western Design Center’s 65C02 processor for its CPU, which is limited to only 64K of address space. So, how can it access all that memory that’s on the board? One of the features in the C256jr is a memory management unit, or MMU. This MMU allows the CPU to switch different sections of the system memory into and out of the CPU’s address space.</text:p>
      <text:p text:style-name="P2"><draw:frame draw:style-name="fr3" draw:name="Object2" text:anchor-type="char" svg:width="4.7646in" svg:height="2.5154in" draw:z-index="0"><draw:object xlink:href="./Object 2" xlink:type="simple" xlink:show="embed" xlink:actuate="onLoad"/><draw:image xlink:href="./ObjectReplacements/Object 2" xlink:type="simple" xlink:show="embed" xlink:actuate="onLoad"/></draw:frame>Memory on the C256jr is divided up into 8KB blocks or banks of memory. From the CPU’s perspective, there are eight of them:</text:p>
      <table:table table:name="Table2" table:style-name="Table2">
        <table:table-column table:style-name="Table2.A"/>
        <table:table-column table:style-name="Table2.B"/>
        <table:table-column table:style-name="Table2.C"/>
        <text:soft-page-break/>
        <table:table-row table:style-name="TableLine1979565084432">
          <table:table-cell table:style-name="Table2.A1" office:value-type="string">
            <text:p text:style-name="P28">Bank</text:p>
          </table:table-cell>
          <table:table-cell table:style-name="Table2.A1" office:value-type="string">
            <text:p text:style-name="P28">Start</text:p>
          </table:table-cell>
          <table:table-cell table:style-name="Table2.C1" office:value-type="string">
            <text:p text:style-name="P28">End</text:p>
          </table:table-cell>
        </table:table-row>
        <table:table-row table:style-name="TableLine1979565072736">
          <table:table-cell table:style-name="Table2.A2" office:value-type="string">
            <text:p text:style-name="Preformatted_20_Text">0*</text:p>
          </table:table-cell>
          <table:table-cell table:style-name="Table2.A2" office:value-type="string">
            <text:p text:style-name="Preformatted_20_Text">$0000</text:p>
          </table:table-cell>
          <table:table-cell table:style-name="Table2.C2" office:value-type="string">
            <text:p text:style-name="Preformatted_20_Text">$3FFF</text:p>
          </table:table-cell>
        </table:table-row>
        <table:table-row table:style-name="TableLine1979565081712">
          <table:table-cell table:style-name="Table2.A2" office:value-type="string">
            <text:p text:style-name="Preformatted_20_Text">1</text:p>
          </table:table-cell>
          <table:table-cell table:style-name="Table2.A2" office:value-type="string">
            <text:p text:style-name="Preformatted_20_Text">$2000</text:p>
          </table:table-cell>
          <table:table-cell table:style-name="Table2.C2" office:value-type="string">
            <text:p text:style-name="Preformatted_20_Text">$3FFF</text:p>
          </table:table-cell>
        </table:table-row>
        <table:table-row table:style-name="TableLine1979565071920">
          <table:table-cell table:style-name="Table2.A2" office:value-type="string">
            <text:p text:style-name="Preformatted_20_Text">2</text:p>
          </table:table-cell>
          <table:table-cell table:style-name="Table2.A2" office:value-type="string">
            <text:p text:style-name="Preformatted_20_Text">$4000</text:p>
          </table:table-cell>
          <table:table-cell table:style-name="Table2.C2" office:value-type="string">
            <text:p text:style-name="Preformatted_20_Text">$5FFF</text:p>
          </table:table-cell>
        </table:table-row>
        <table:table-row table:style-name="TableLine1979565076000">
          <table:table-cell table:style-name="Table2.A2" office:value-type="string">
            <text:p text:style-name="Preformatted_20_Text">3</text:p>
          </table:table-cell>
          <table:table-cell table:style-name="Table2.A2" office:value-type="string">
            <text:p text:style-name="Preformatted_20_Text">$6000</text:p>
          </table:table-cell>
          <table:table-cell table:style-name="Table2.C2" office:value-type="string">
            <text:p text:style-name="Preformatted_20_Text">$7FFF</text:p>
          </table:table-cell>
        </table:table-row>
        <table:table-row table:style-name="TableLine1979565076272">
          <table:table-cell table:style-name="Table2.A2" office:value-type="string">
            <text:p text:style-name="Preformatted_20_Text">4</text:p>
          </table:table-cell>
          <table:table-cell table:style-name="Table2.A2" office:value-type="string">
            <text:p text:style-name="Preformatted_20_Text">$8000</text:p>
          </table:table-cell>
          <table:table-cell table:style-name="Table2.C2" office:value-type="string">
            <text:p text:style-name="Preformatted_20_Text">$9FFF</text:p>
          </table:table-cell>
        </table:table-row>
        <table:table-row table:style-name="TableLine1979565081984">
          <table:table-cell table:style-name="Table2.A2" office:value-type="string">
            <text:p text:style-name="Preformatted_20_Text">5</text:p>
          </table:table-cell>
          <table:table-cell table:style-name="Table2.A2" office:value-type="string">
            <text:p text:style-name="Preformatted_20_Text">$A000</text:p>
          </table:table-cell>
          <table:table-cell table:style-name="Table2.C2" office:value-type="string">
            <text:p text:style-name="Preformatted_20_Text">$BFFF</text:p>
          </table:table-cell>
        </table:table-row>
        <table:table-row table:style-name="TableLine1979565081440">
          <table:table-cell table:style-name="Table2.A2" office:value-type="string">
            <text:p text:style-name="Preformatted_20_Text">6*</text:p>
          </table:table-cell>
          <table:table-cell table:style-name="Table2.A2" office:value-type="string">
            <text:p text:style-name="Preformatted_20_Text">$C000</text:p>
          </table:table-cell>
          <table:table-cell table:style-name="Table2.C2" office:value-type="string">
            <text:p text:style-name="Preformatted_20_Text">$DFFF</text:p>
          </table:table-cell>
        </table:table-row>
        <table:table-row table:style-name="TableLine1979565076544">
          <table:table-cell table:style-name="Table2.A2" office:value-type="string">
            <text:p text:style-name="Preformatted_20_Text">7</text:p>
          </table:table-cell>
          <table:table-cell table:style-name="Table2.A2" office:value-type="string">
            <text:p text:style-name="Preformatted_20_Text">$E000</text:p>
          </table:table-cell>
          <table:table-cell table:style-name="Table2.C2" office:value-type="string">
            <text:p text:style-name="Preformatted_20_Text">$FFFF</text:p>
          </table:table-cell>
        </table:table-row>
      </table:table>
      <text:p text:style-name="P3">Similarly, RAM and Flash are divided up into 8KB banks, starting at $00000 and ending at $FFFFF. The MMU can map any of the eight CPU banks to any of the banks of RAM or Flash. <text:span text:style-name="T3">It does this through memory access lookup tables (LUT).</text:span></text:p>
      <text:p text:style-name="P3"><text:span text:style-name="T3">Each LUT translates an access in the CPU address space to the corresponding location in the system’s full address space. </text:span><text:span text:style-name="T4">The translation is very straightforward. Each LUT has eight 7-bit entries, one for each of the eight banks of CPU address space. The lower 13 bits of the CPU address are taken for the lower 13 bits of the full system address. The upper three bits select an entry in the LUT, and the seven bits in the entry provide the upper 7 bits of the system address.</text:span></text:p>
      <text:p text:style-name="P4"><draw:frame draw:style-name="fr2" draw:name="Object1" text:anchor-type="char" svg:width="5.7654in" svg:height="1.2646in" draw:z-index="1"><draw:object xlink:href="./Object 1" xlink:type="simple" xlink:show="embed" xlink:actuate="onLoad"/><draw:image xlink:href="./ObjectReplacements/Object 1" xlink:type="simple" xlink:show="embed" xlink:actuate="onLoad"/></draw:frame>The MMU supports four lookup tables. One table is selected as the active translation table at any given time, and the CPU can switch the active table whenever necessary. It is also possible for the CPU to edit any of the tables (whether or not it is the active LUT). In this way, the CPU can access any part of memory but can very quickly switch between as many as four separate memory layouts.</text:p>
      <text:p text:style-name="P4">Most of the banks are simply mapped to a bank in either RAM or Flash, but two are special: bank 0, and bank 6. While both banks can be mapped to memory like the others, they can also serve special I/O functions.</text:p>
      <text:p text:style-name="P4">Bank 6, in addition to being mapped to RAM or flash can also be mapped to one of four I/O “pages”. I/O pages 0 and 1 are where most of the I/O and control registers of the C256jr are located. I/O page 2 is where the text matrix is located, and I/O page 3 is where the color <text:soft-page-break/>matrix for text is located.</text:p>
      <text:p text:style-name="P13"><text:span text:style-name="T5">Bank 0 </text:span><text:span text:style-name="T6">provides access to memory, but it also provides access to the MMU control registers. Finally, there is an option for bank 0 to also provide access to either the text or the color matrices for the text display.</text:span></text:p>
      <text:h text:style-name="Heading_20_2" text:outline-level="2">MMU <text:span text:style-name="T8">Operation</text:span></text:h>
      <text:p text:style-name="P20">There are two master control registers for the MMU. These two registers are always present in bank 0, regardless of the setting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I"/>
        <table:table-row table:style-name="TableLine1979565072192">
          <table:table-cell table:style-name="Table3.A1" office:value-type="string">
            <text:p text:style-name="P17">Address</text:p>
          </table:table-cell>
          <table:table-cell table:style-name="Table3.A1" office:value-type="string">
            <text:p text:style-name="P17">7</text:p>
          </table:table-cell>
          <table:table-cell table:style-name="Table3.A1" office:value-type="string">
            <text:p text:style-name="P17">6</text:p>
          </table:table-cell>
          <table:table-cell table:style-name="Table3.A1" office:value-type="string">
            <text:p text:style-name="P17">5</text:p>
          </table:table-cell>
          <table:table-cell table:style-name="Table3.A1" office:value-type="string">
            <text:p text:style-name="P17">4</text:p>
          </table:table-cell>
          <table:table-cell table:style-name="Table3.A1" office:value-type="string">
            <text:p text:style-name="P17">3</text:p>
          </table:table-cell>
          <table:table-cell table:style-name="Table3.A1" office:value-type="string">
            <text:p text:style-name="P17">2</text:p>
          </table:table-cell>
          <table:table-cell table:style-name="Table3.A1" office:value-type="string">
            <text:p text:style-name="P17">1</text:p>
          </table:table-cell>
          <table:table-cell table:style-name="Table3.I1" office:value-type="string">
            <text:p text:style-name="P17">0</text:p>
          </table:table-cell>
        </table:table-row>
        <table:table-row table:style-name="TableLine1979565088240">
          <table:table-cell table:style-name="Table3.A2" office:value-type="string">
            <text:p text:style-name="P16">$0000</text:p>
          </table:table-cell>
          <table:table-cell table:style-name="Table3.A2" office:value-type="string">
            <text:p text:style-name="P16">LUT_ACC_EN</text:p>
          </table:table-cell>
          <table:table-cell table:style-name="Table3.A2" office:value-type="string">
            <text:p text:style-name="P14">X</text:p>
          </table:table-cell>
          <table:table-cell table:style-name="Table3.A2" table:number-columns-spanned="2" office:value-type="string">
            <text:p text:style-name="P16">EDIT_LUT</text:p>
          </table:table-cell>
          <table:covered-table-cell/>
          <table:table-cell table:style-name="Table3.A2" office:value-type="string">
            <text:p text:style-name="P14">X</text:p>
          </table:table-cell>
          <table:table-cell table:style-name="Table3.A2" office:value-type="string">
            <text:p text:style-name="P14">X</text:p>
          </table:table-cell>
          <table:table-cell table:style-name="Table3.H2" table:number-columns-spanned="2" office:value-type="string">
            <text:p text:style-name="P16"><text:span text:style-name="T3">ACT_</text:span>LUT</text:p>
          </table:table-cell>
          <table:covered-table-cell/>
        </table:table-row>
        <table:table-row table:style-name="TableLine1979565087152">
          <table:table-cell table:style-name="Table3.A2" office:value-type="string">
            <text:p text:style-name="P16">$0001</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6">DSBL_IO</text:p>
          </table:table-cell>
          <table:table-cell table:style-name="Table3.H2" table:number-columns-spanned="2" office:value-type="string">
            <text:p text:style-name="P16">ACT_IO_PAGE</text:p>
          </table:table-cell>
          <table:covered-table-cell/>
        </table:table-row>
      </table:table>
      <text:p text:style-name="P21">These registers allow you to do three main things:</text:p>
      <text:list xml:id="list3262694958" text:style-name="List_20_1">
        <text:list-item>
          <text:p text:style-name="P46">Select one of the four LUTs as the active LUT to use for address translation</text:p>
        </text:list-item>
        <text:list-item>
          <text:p text:style-name="P46">Edit one of the LUTs <text:span text:style-name="T11">to change how the CPU address banks map to system address banks.</text:span></text:p>
        </text:list-item>
        <text:list-item>
          <text:p text:style-name="P46">Map <text:span text:style-name="T11">CPU</text:span> bank 6 to either I/O registers (including the text and color matrices for the text screen) or memory</text:p>
        </text:list-item>
      </text:list>
      <text:p text:style-name="P7">To select a LUT to be the current address translation table, you set ACT_LUT to the number of the LUT: 00 for LUT#0, 01 for LUT#1, 10 for LUT#2, and 11 for LUT#3.</text:p>
      <text:p text:style-name="P6">To select a bank of I/O registers to be visible in bank 6, set DSBL_IO to 0 and ACT_IO_PAGE to the number of the I/O <text:span text:style-name="T11">page</text:span> you want. To have memory be present at bank 6, set DSBL_IO to 1, then bank 6 will be mapped to memory using the LUT.</text:p>
      <table:table table:name="Table5" table:style-name="Table5">
        <table:table-column table:style-name="Table5.A"/>
        <table:table-column table:style-name="Table5.B"/>
        <text:soft-page-break/>
        <table:table-row table:style-name="Table5.1">
          <table:table-cell table:style-name="Table5.A1" office:value-type="string">
            <text:p text:style-name="Table_20_Heading">I/O <text:span text:style-name="T9">Page</text:span></text:p>
          </table:table-cell>
          <table:table-cell table:style-name="Table5.B1" office:value-type="string">
            <text:p text:style-name="Table_20_Heading">Purpose</text:p>
          </table:table-cell>
        </table:table-row>
        <table:table-row table:style-name="Table5.1">
          <table:table-cell table:style-name="Table5.A2" office:value-type="string">
            <text:p text:style-name="P15">0</text:p>
          </table:table-cell>
          <table:table-cell table:style-name="Table5.B2" office:value-type="string">
            <text:p text:style-name="P15">The majority of the I/O registers will be here (sound devices, serial ports, the graphics system).</text:p>
          </table:table-cell>
        </table:table-row>
        <table:table-row table:style-name="Table5.1">
          <table:table-cell table:style-name="Table5.A2" office:value-type="string">
            <text:p text:style-name="P15">1</text:p>
          </table:table-cell>
          <table:table-cell table:style-name="Table5.B2" office:value-type="string">
            <text:p text:style-name="P5">The data for the text mode font is here, along with the color lookup tables for the various graphics modes.</text:p>
          </table:table-cell>
        </table:table-row>
        <table:table-row table:style-name="Table5.1">
          <table:table-cell table:style-name="Table5.A2" office:value-type="string">
            <text:p text:style-name="P15">2</text:p>
          </table:table-cell>
          <table:table-cell table:style-name="Table5.B2" office:value-type="string">
            <text:p text:style-name="P15">The text matrix for the text screen. This is the actual character data shown on the screen.</text:p>
          </table:table-cell>
        </table:table-row>
        <table:table-row table:style-name="Table5.1">
          <table:table-cell table:style-name="Table5.A2" office:value-type="string">
            <text:p text:style-name="P15">3</text:p>
          </table:table-cell>
          <table:table-cell table:style-name="Table5.B2" office:value-type="string">
            <text:p text:style-name="P15">The color matrix for the text screen. You can control the foreground and background colors of the individual characters here.</text:p>
          </table:table-cell>
        </table:table-row>
      </table:table>
      <text:p text:style-name="P7">To edit a LUT, you set the bits EDIT_LUT to the number of the LUT you want and set LUT_ACC_EN to 1. Then the entries for the LUT go in addresses $0008 through $000F:</text:p>
      <table:table table:name="Table4" table:style-name="Table4">
        <table:table-column table:style-name="Table4.A"/>
        <table:table-column table:style-name="Table4.B"/>
        <table:table-column table:style-name="Table4.C"/>
        <table:table-column table:style-name="Table4.A" table:number-columns-repeated="2"/>
        <table:table-column table:style-name="Table4.F" table:number-columns-repeated="5"/>
        <table:table-row table:style-name="TableLine1979565084704">
          <table:table-cell table:style-name="Table4.A1" office:value-type="string">
            <text:p text:style-name="Table_20_Heading">Bank</text:p>
          </table:table-cell>
          <table:table-cell table:style-name="Table4.A1" office:value-type="string">
            <text:p text:style-name="Table_20_Heading">Address</text:p>
          </table:table-cell>
          <table:table-cell table:style-name="Table4.A1" office:value-type="string">
            <text:p text:style-name="Table_20_Heading">7</text:p>
          </table:table-cell>
          <table:table-cell table:style-name="Table4.A1" office:value-type="string">
            <text:p text:style-name="Table_20_Heading">6</text:p>
          </table:table-cell>
          <table:table-cell table:style-name="Table4.A1" office:value-type="string">
            <text:p text:style-name="Table_20_Heading">5</text:p>
          </table:table-cell>
          <table:table-cell table:style-name="Table4.A1" office:value-type="string">
            <text:p text:style-name="Table_20_Heading">4</text:p>
          </table:table-cell>
          <table:table-cell table:style-name="Table4.A1" office:value-type="string">
            <text:p text:style-name="Table_20_Heading">3</text:p>
          </table:table-cell>
          <table:table-cell table:style-name="Table4.A1" office:value-type="string">
            <text:p text:style-name="Table_20_Heading">2</text:p>
          </table:table-cell>
          <table:table-cell table:style-name="Table4.A1" office:value-type="string">
            <text:p text:style-name="Table_20_Heading">1</text:p>
          </table:table-cell>
          <table:table-cell table:style-name="Table4.J1" office:value-type="string">
            <text:p text:style-name="Table_20_Heading">0</text:p>
          </table:table-cell>
        </table:table-row>
        <table:table-row table:style-name="TableLine1979565090960">
          <table:table-cell table:style-name="Table4.A2" office:value-type="string">
            <text:p text:style-name="Preformatted_20_Text">0</text:p>
          </table:table-cell>
          <table:table-cell table:style-name="Table4.A2" office:value-type="string">
            <text:p text:style-name="Preformatted_20_Text">$0008</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79565104560">
          <table:table-cell table:style-name="Table4.A2" office:value-type="string">
            <text:p text:style-name="Preformatted_20_Text">1</text:p>
          </table:table-cell>
          <table:table-cell table:style-name="Table4.A2" office:value-type="string">
            <text:p text:style-name="Preformatted_20_Text">$000<text:span text:style-name="T10">9</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79565093680">
          <table:table-cell table:style-name="Table4.A2" office:value-type="string">
            <text:p text:style-name="Preformatted_20_Text">2</text:p>
          </table:table-cell>
          <table:table-cell table:style-name="Table4.A2" office:value-type="string">
            <text:p text:style-name="Preformatted_20_Text">$000<text:span text:style-name="T10">A</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79565099664">
          <table:table-cell table:style-name="Table4.A2" office:value-type="string">
            <text:p text:style-name="Preformatted_20_Text">3</text:p>
          </table:table-cell>
          <table:table-cell table:style-name="Table4.A2" office:value-type="string">
            <text:p text:style-name="Preformatted_20_Text">$000<text:span text:style-name="T10">B</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79565096672">
          <table:table-cell table:style-name="Table4.A2" office:value-type="string">
            <text:p text:style-name="Preformatted_20_Text">4</text:p>
          </table:table-cell>
          <table:table-cell table:style-name="Table4.A2" office:value-type="string">
            <text:p text:style-name="Preformatted_20_Text">$000<text:span text:style-name="T10">C</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79565092320">
          <table:table-cell table:style-name="Table4.A2" office:value-type="string">
            <text:p text:style-name="Preformatted_20_Text">5</text:p>
          </table:table-cell>
          <table:table-cell table:style-name="Table4.A2" office:value-type="string">
            <text:p text:style-name="Preformatted_20_Text">$000<text:span text:style-name="T10">D</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79565091776">
          <table:table-cell table:style-name="Table4.A2" office:value-type="string">
            <text:p text:style-name="Preformatted_20_Text">6</text:p>
          </table:table-cell>
          <table:table-cell table:style-name="Table4.A2" office:value-type="string">
            <text:p text:style-name="Preformatted_20_Text">$000<text:span text:style-name="T10">E</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79565102384">
          <table:table-cell table:style-name="Table4.A2" office:value-type="string">
            <text:p text:style-name="Preformatted_20_Text">7</text:p>
          </table:table-cell>
          <table:table-cell table:style-name="Table4.A2" office:value-type="string">
            <text:p text:style-name="Preformatted_20_Text">$000<text:span text:style-name="T10">F</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
      <text:p text:style-name="P6">If LUT_ACC_EN is 0, addresses $0008 through $000F will be ordinary memory locations. The LUT is only present there if LUC_ACC_EN is 1.</text:p>
      <text:h text:style-name="Heading_20_3" text:outline-level="3">Example: Setting Up an Address Lookup Table</text:h>
      <text:p text:style-name="P8">In this example, we want to initialize the CPU memory map so that all banks go to RAM except for bank 6, which should go to I/O page 1 and bank 7, which should go to the first bank of flash memory. The LUT should look like this:</text:p>
      <table:table table:name="Table6" table:style-name="Table6">
        <table:table-column table:style-name="Table6.A"/>
        <table:table-column table:style-name="Table6.B"/>
        <text:soft-page-break/>
        <table:table-row table:style-name="TableLine1979565085520">
          <table:table-cell table:style-name="Table6.A1" office:value-type="string">
            <text:p text:style-name="Table_20_Heading">CPU Bank</text:p>
          </table:table-cell>
          <table:table-cell table:style-name="Table6.B1" office:value-type="string">
            <text:p text:style-name="Table_20_Heading">System Bank</text:p>
          </table:table-cell>
        </table:table-row>
        <table:table-row table:style-name="TableLine1979565099936">
          <table:table-cell table:style-name="Table6.A2" office:value-type="string">
            <text:p text:style-name="Preformatted_20_Text">$00</text:p>
          </table:table-cell>
          <table:table-cell table:style-name="Table6.B2" office:value-type="string">
            <text:p text:style-name="Preformatted_20_Text">$00</text:p>
          </table:table-cell>
        </table:table-row>
        <table:table-row table:style-name="TableLine1979565093136">
          <table:table-cell table:style-name="Table6.A2" office:value-type="string">
            <text:p text:style-name="Preformatted_20_Text">$01</text:p>
          </table:table-cell>
          <table:table-cell table:style-name="Table6.B2" office:value-type="string">
            <text:p text:style-name="Preformatted_20_Text">$01</text:p>
          </table:table-cell>
        </table:table-row>
        <table:table-row table:style-name="TableLine1979565097760">
          <table:table-cell table:style-name="Table6.A2" office:value-type="string">
            <text:p text:style-name="Preformatted_20_Text">$02</text:p>
          </table:table-cell>
          <table:table-cell table:style-name="Table6.B2" office:value-type="string">
            <text:p text:style-name="Preformatted_20_Text">$02</text:p>
          </table:table-cell>
        </table:table-row>
        <table:table-row table:style-name="TableLine1979565106192">
          <table:table-cell table:style-name="Table6.A2" office:value-type="string">
            <text:p text:style-name="Preformatted_20_Text">$03</text:p>
          </table:table-cell>
          <table:table-cell table:style-name="Table6.B2" office:value-type="string">
            <text:p text:style-name="Preformatted_20_Text">$03</text:p>
          </table:table-cell>
        </table:table-row>
        <table:table-row table:style-name="TableLine1979565104288">
          <table:table-cell table:style-name="Table6.A2" office:value-type="string">
            <text:p text:style-name="Preformatted_20_Text">$04</text:p>
          </table:table-cell>
          <table:table-cell table:style-name="Table6.B2" office:value-type="string">
            <text:p text:style-name="Preformatted_20_Text">$04</text:p>
          </table:table-cell>
        </table:table-row>
        <table:table-row table:style-name="TableLine1979565096128">
          <table:table-cell table:style-name="Table6.A2" office:value-type="string">
            <text:p text:style-name="Preformatted_20_Text">$05</text:p>
          </table:table-cell>
          <table:table-cell table:style-name="Table6.B2" office:value-type="string">
            <text:p text:style-name="Preformatted_20_Text">$05</text:p>
          </table:table-cell>
        </table:table-row>
        <table:table-row table:style-name="TableLine1979565099392">
          <table:table-cell table:style-name="Table6.A2" office:value-type="string">
            <text:p text:style-name="Preformatted_20_Text">$06</text:p>
          </table:table-cell>
          <table:table-cell table:style-name="Table6.B2" office:value-type="string">
            <text:p text:style-name="Preformatted_20_Text">I/O Page 0</text:p>
          </table:table-cell>
        </table:table-row>
        <table:table-row table:style-name="TableLine1979565102112">
          <table:table-cell table:style-name="Table6.A2" office:value-type="string">
            <text:p text:style-name="Preformatted_20_Text">$07</text:p>
          </table:table-cell>
          <table:table-cell table:style-name="Table6.B2" office:value-type="string">
            <text:p text:style-name="Preformatted_20_Text">$80</text:p>
          </table:table-cell>
        </table:table-row>
      </table:table>
      <text:p text:style-name="P8">First, we need to enable editing of a LUT and select LUT #0 to be edited:</text:p>
      <text:p text:style-name="Preformatted_20_Text">start: <text:s/>lda #$80<text:tab/><text:tab/>; Edit enabled, LUT#0 selected for edit</text:p>
      <text:p text:style-name="Preformatted_20_Text"><text:s text:c="8"/>sta $0001</text:p>
      <text:p text:style-name="P8">Now, addresses $0008 through $000F should be going to LUT #0, and we can write our mappings:</text:p>
      <text:p text:style-name="Preformatted_20_Text"><text:s text:c="8"/>ldx #0<text:tab/><text:tab/>; Start at bank 0</text:p>
      <text:p text:style-name="Preformatted_20_Text">l1: <text:s text:c="4"/>txa<text:tab/><text:tab/>; The CPU bank and System bank will be the same</text:p>
      <text:p text:style-name="Preformatted_20_Text"><text:s text:c="8"/>sta $0008,x<text:tab/>; Set the System bank to use for this bank</text:p>
      <text:p text:style-name="Preformatted_20_Text"><text:s text:c="8"/>inx<text:tab/><text:tab/>; Move to the next bank</text:p>
      <text:p text:style-name="Preformatted_20_Text"><text:s text:c="8"/>cpx #7<text:tab/><text:tab/>; Until we reach bank #7</text:p>
      <text:p text:style-name="Preformatted_20_Text"><text:s text:c="8"/>bne l1</text:p>
      <text:p text:style-name="Preformatted_20_Text"/>
      <text:p text:style-name="Preformatted_20_Text"><text:s text:c="8"/>lda #$40<text:tab/><text:tab/>; CPU Bank 7 will map to System Bank $40</text:p>
      <text:p text:style-name="Preformatted_20_Text"><text:s text:c="8"/>sta $000f<text:tab/><text:tab/>; Set bank 7</text:p>
      <text:p text:style-name="Preformatted_20_Text"/>
      <text:p text:style-name="Preformatted_20_Text"><text:s text:c="8"/>stz $0000<text:tab/><text:tab/>; Select LUT#0 as active, turn off editing</text:p>
      <text:p text:style-name="P8">Now, we need to map bank #6 to the I/O page #0:</text:p>
      <text:p text:style-name="P18"><text:s text:c="8"/>stz $0001<text:tab/><text:tab/>; Set DSBL_IO to 0 and set I/O Page to 0</text:p>
      <text:p text:style-name="P19">One thing to notice with this example is that the entry in the LUT for bank #6 is 6. This is just for completeness. That mapping is ignored since we are mapping the I/O page to bank #6. If at some point in the program, DSBL_IO is set to 1, then system RAM bank 6 would appear there.</text:p>
      <text:h text:style-name="Heading_20_1" text:outline-level="1">Displays</text:h>
      <text:p text:style-name="P24">The display on the C256jr is managed by TinyVicky, which is the smaller member of the Vicky family of display controllers in the other Foenix machines. TinyVicky provides several display engines to let your programs control the screen:</text:p>
      <text:list xml:id="list205806108142744" text:continue-numbering="true" text:style-name="List_20_1">
        <text:list-item>
          <text:p text:style-name="P47">Text: <text:span text:style-name="T3">an old school style text screen where the characters to display are stored in a text matrix, and the shape of those characters comes from font memory. Text mode characters are 8 pixels wide by 8 pixels high.</text:span></text:p>
        </text:list-item>
        <text:list-item>
          <text:p text:style-name="P48"><text:soft-page-break/>Bitmap: a simple pixel graphics mode that can be either 300x240 or 300x200. TinyVicky supports two layers of bitmap</text:p>
        </text:list-item>
        <text:list-item>
          <text:p text:style-name="P48">Sprite: an engine to display small, movable sprites on the screen. [TODO: how many and what resolutions]</text:p>
        </text:list-item>
        <text:list-item>
          <text:p text:style-name="P48">Tile: an engine to display images on the screen made up of tiles from a tile set [TODO: how many layers, tile size]</text:p>
        </text:list-item>
      </text:list>
      <text:p text:style-name="P11">The bitmap, sprite, and tile engines are considered graphics modes. TinyVicky will let you display either text by itself, a mix of the graphics modes by themselves, or text overlayed on top of the graphics modes.<text:line-break/>[TODO: resolutions?]</text:p>
      <text:h text:style-name="P34" text:outline-level="2">Text Display</text:h>
      <text:h text:style-name="Heading_20_4" text:outline-level="4">Text Matrix</text:h>
      <text:p text:style-name="P25">The memory for the characters to display on the screen is the text matrix, which is stored in I/O page #2. When this I/O page is swapped into the CPU address space, it appears at $C000. Each byte of memory corresponds to a single character on the screen in left to right, top to bottom order. The byte at $C000 is the upper left corner of the screen, the byte at $C001 is the next character to the right, and so on. <text:span text:style-name="T12">The number of bytes per line is set by the base resolution of the screen, but is generally 80. When a border is displayed, while that limits the number of characters displayed, the layout in memory remains the same.</text:span></text:p>
      <text:h text:style-name="Heading_20_5" text:outline-level="5">Example: Print an A to the Screen</text:h>
      <text:p text:style-name="Preformatted_20_Text"><text:tab/>lda $0001<text:tab/><text:tab/>; <text:span text:style-name="T12">Save the current MMU setting</text:span></text:p>
      <text:p text:style-name="Preformatted_20_Text"><text:tab/>pha</text:p>
      <text:p text:style-name="Preformatted_20_Text"/>
      <text:p text:style-name="Preformatted_20_Text"><text:tab/>lda #$02<text:tab/><text:tab/>; <text:span text:style-name="T12">Swap I/O Page 2 into bank 6</text:span></text:p>
      <text:p text:style-name="Preformatted_20_Text"><text:tab/>sta $0001</text:p>
      <text:p text:style-name="Preformatted_20_Text"/>
      <text:p text:style-name="Preformatted_20_Text"><text:tab/>lda #’A’<text:tab/><text:tab/>; <text:span text:style-name="T12">Write ‘A’ to the upper left corner</text:span></text:p>
      <text:p text:style-name="Preformatted_20_Text"><text:tab/>sta $C000</text:p>
      <text:p text:style-name="Preformatted_20_Text"/>
      <text:p text:style-name="Preformatted_20_Text"><text:tab/>pla<text:tab/><text:tab/>; <text:span text:style-name="T12">Restore the old MMU setting</text:span></text:p>
      <text:p text:style-name="Preformatted_20_Text"><text:tab/>sta $0001</text:p>
      <text:p text:style-name="P26"><text:span text:style-name="T13">Note:</text:span> this example does not set the font or the color, so depending on how your C256jr is initialized, you may not see an actual “A” on the screen.</text:p>
      <text:h text:style-name="Heading_20_4" text:outline-level="4"><text:soft-page-break/>Text Color LUTs</text:h>
      <text:p text:style-name="P9">Characters in TinyVicky text mode have two colors: the foreground and the background. The foreground and background colors are picked for each character out of two different palettes of 16 colors each. The colors in the palettes are picked from the full range of colors C256jr can produce, which is more than 16 million colors. This is all managed through two color lookup tables (LUTs) provided by TinyVicky: a text foreground color LUT, and a text background color LUT.</text:p>
      <text:p text:style-name="P10">The text LUTs are stored in I/O page #0. The foreground LUT starts at $D800, and the background LUT starts at $D840.</text:p>
      <text:p text:style-name="P9">Each LUT is a list of 16 entries. Each entry is a set of four bytes: blue, green, red, and alpha. Each byte indicates how much of that primary color is present as a component of the actual color. The values range from 0 (none) to 255 (as much as possible). Currently, the alpha channel is not used and is there for future expansion.</text:p>
      <text:h text:style-name="Heading_20_4" text:outline-level="4">Color Matrix</text:h>
      <text:p text:style-name="P27">The way that text color is selected for each character is through the color matrix. This section of memory is in I/O page #3 and starts at $C000 when page #3 is swapped into the CPU’s address space. The layout is precisely the same as the text matrix (<text:span text:style-name="T14">e.g.</text:span> the character at $C123 in the text matrix has its color information at $C123 in the color matrix).</text:p>
      <text:p text:style-name="P27">Each byte in the color matrix specifies two colors by providing an index into each of the two text LUTs. The most significant four bits is the number of the foreground color to use. The number of the least significant four bits is the number of the background color to use.</text:p>
      <text:p text:style-name="P27">Let’s say the color value at $C123 is $45. This means that the foreground color of the character is color #4 from the text foreground LUT, which starts at $D810 ($D800 + 4 * 4), and the background color of the character is #5 from the text background LUT, which starts at $D8<text:span text:style-name="T3">54 ($D840 + 4 * 5). If the bytes at $D810 are $00, $80, $80, that means the foreground will be a medium yellow. If the bytes at $D854 are $FF, $00, $00, that means the background will be blue.</text:span></text:p>
      <text:h text:style-name="Heading_20_5" text:outline-level="5">Example: Make <text:span text:style-name="T16">That</text:span> “A” Yellow on Blue</text:h>
      <text:p text:style-name="Preformatted_20_Text"><text:tab/>lda $0001<text:tab/><text:tab/>; <text:span text:style-name="T16">Save the MMU state</text:span></text:p>
      <text:p text:style-name="Preformatted_20_Text"><text:tab/>pha</text:p>
      <text:p text:style-name="Preformatted_20_Text"/>
      <text:p text:style-name="Preformatted_20_Text"><text:tab/><text:span text:style-name="T16">stz $0001<text:tab/><text:tab/>; Switch in I/O Page #0</text:span></text:p>
      <text:p text:style-name="Preformatted_20_Text"><text:soft-page-break/></text:p>
      <text:p text:style-name="P23"><text:tab/><text:span text:style-name="T16">stz $D810<text:tab/><text:tab/>; </text:span><text:span text:style-name="T17">Set f</text:span><text:span text:style-name="T16">oreground #4 </text:span><text:span text:style-name="T17">to</text:span><text:span text:style-name="T16"> medium yellow</text:span></text:p>
      <text:p text:style-name="P23"><text:tab/><text:span text:style-name="T16">lda #$80</text:span></text:p>
      <text:p text:style-name="P22"><text:tab/>sta $D811</text:p>
      <text:p text:style-name="P22"><text:tab/>sta $D812</text:p>
      <text:p text:style-name="P22"/>
      <text:p text:style-name="P22"><text:tab/>lda #$FF<text:tab/><text:tab/>; <text:span text:style-name="T17">Set b</text:span>ackground #5 <text:span text:style-name="T17">to</text:span> blue</text:p>
      <text:p text:style-name="P22"><text:tab/>sta $D854</text:p>
      <text:p text:style-name="P22"><text:tab/>stz $D855</text:p>
      <text:p text:style-name="P22"><text:tab/>stz $D856</text:p>
      <text:p text:style-name="P22"/>
      <text:p text:style-name="P22"><text:tab/>lda #$03<text:tab/><text:tab/>; Switch to I/O page #3 (color matrix)</text:p>
      <text:p text:style-name="P22"><text:tab/>sta $0001</text:p>
      <text:p text:style-name="P22"/>
      <text:p text:style-name="P22"><text:tab/>lda #$45<text:tab/><text:tab/>; Color will be foreground=4, background=5</text:p>
      <text:p text:style-name="P22"><text:tab/>sta $C000</text:p>
      <text:p text:style-name="P22"/>
      <text:p text:style-name="P22"><text:tab/>pla<text:tab/><text:tab/>; Restore the MMU state</text:p>
      <text:p text:style-name="P22"><text:tab/>sta $0001</text:p>
      <text:p text:style-name="P22"/>
      <text:p text:style-name="P12"/>
      <text:h text:style-name="P34" text:outline-level="2">Bitmap Displays</text:h>
      <text:h text:style-name="Heading_20_2" text:outline-level="2">Sprites</text:h>
      <text:h text:style-name="Heading_20_2" text:outline-level="2">Tiles</text:h>
      <text:h text:style-name="P32" text:outline-level="1">Sound</text:h>
      <text:h text:style-name="Heading_20_2" text:outline-level="2"><text:span text:style-name="T2">Programmable Sound Generator</text:span> <text:span text:style-name="T1">(SN76489)</text:span></text:h>
      <text:p text:style-name="P49">The C256jr has support for dual SN76489 (PSG) sound chips, emulated in the FPGA. The SN76489 was used in several vintage machines, including the TI-99/4A, BBC Micro, IBM PCjr, and Tandy 1000. The chip provides three independent square-wave tone generators and a single noise generator. Each tone generator can produce tones of several frequencies in 16 different volume levels. The noise generator can produce two different types of noise in three different tones at 16 different volume levels.</text:p>
      <text:p text:style-name="P49">Access to <text:span text:style-name="T3">each</text:span> PSG is through a single memory address, but that single address allows the CPU to write a value to eight different internal registers. For each tone generator, there is a <text:span text:style-name="T3">ten</text:span> bit frequency (which takes two bytes to set), and a four bit “attenuation” or volume level. For the noise generator, there is a noise control register and a noise attenuation register.</text:p>
      <table:table table:name="Table1" table:style-name="Table1">
        <table:table-column table:style-name="Table1.A" table:number-columns-repeated="3"/>
        <table:table-column table:style-name="Table1.D"/>
        <table:table-column table:style-name="Table1.E"/>
        <text:soft-page-break/>
        <table:table-row table:style-name="Table1.1">
          <table:table-cell table:style-name="Table1.A1" office:value-type="string">
            <text:p text:style-name="Table_20_Heading">R2</text:p>
          </table:table-cell>
          <table:table-cell table:style-name="Table1.A1" office:value-type="string">
            <text:p text:style-name="Table_20_Heading">R1</text:p>
          </table:table-cell>
          <table:table-cell table:style-name="Table1.A1" office:value-type="string">
            <text:p text:style-name="Table_20_Heading">R0</text:p>
          </table:table-cell>
          <table:table-cell table:style-name="Table1.A1" office:value-type="string">
            <text:p text:style-name="Table_20_Heading">Channel</text:p>
          </table:table-cell>
          <table:table-cell table:style-name="Table1.E1" office:value-type="string">
            <text:p text:style-name="Table_20_Heading">Purpose</text:p>
          </table:table-cell>
        </table:table-row>
        <table:table-row table:style-name="TableLine1979830833840">
          <table:table-cell table:style-name="Table1.A2" office:value-type="string">
            <text:p text:style-name="P43">0</text:p>
          </table:table-cell>
          <table:table-cell table:style-name="Table1.A2" office:value-type="string">
            <text:p text:style-name="P43">0</text:p>
          </table:table-cell>
          <table:table-cell table:style-name="Table1.A2" office:value-type="string">
            <text:p text:style-name="P43">0</text:p>
          </table:table-cell>
          <table:table-cell table:style-name="Table1.A2" office:value-type="string">
            <text:p text:style-name="P43">Tone 1</text:p>
          </table:table-cell>
          <table:table-cell table:style-name="Table1.E2" office:value-type="string">
            <text:p text:style-name="P43">Frequency</text:p>
          </table:table-cell>
        </table:table-row>
        <table:table-row table:style-name="TableLine1979830833840">
          <table:table-cell table:style-name="Table1.A2" office:value-type="string">
            <text:p text:style-name="P43">0</text:p>
          </table:table-cell>
          <table:table-cell table:style-name="Table1.A2" office:value-type="string">
            <text:p text:style-name="P43">0</text:p>
          </table:table-cell>
          <table:table-cell table:style-name="Table1.A2" office:value-type="string">
            <text:p text:style-name="P43">1</text:p>
          </table:table-cell>
          <table:table-cell table:style-name="Table1.A2" office:value-type="string">
            <text:p text:style-name="P43">Tone 1</text:p>
          </table:table-cell>
          <table:table-cell table:style-name="Table1.E2" office:value-type="string">
            <text:p text:style-name="P43">Attenuation</text:p>
          </table:table-cell>
        </table:table-row>
        <table:table-row table:style-name="TableLine1979830833840">
          <table:table-cell table:style-name="Table1.A2" office:value-type="string">
            <text:p text:style-name="P43">0</text:p>
          </table:table-cell>
          <table:table-cell table:style-name="Table1.A2" office:value-type="string">
            <text:p text:style-name="P43">1</text:p>
          </table:table-cell>
          <table:table-cell table:style-name="Table1.A2" office:value-type="string">
            <text:p text:style-name="P43">0</text:p>
          </table:table-cell>
          <table:table-cell table:style-name="Table1.A2" office:value-type="string">
            <text:p text:style-name="P43">Tone 2</text:p>
          </table:table-cell>
          <table:table-cell table:style-name="Table1.E2" office:value-type="string">
            <text:p text:style-name="P43">Frequency</text:p>
          </table:table-cell>
        </table:table-row>
        <table:table-row table:style-name="TableLine1979830833840">
          <table:table-cell table:style-name="Table1.A2" office:value-type="string">
            <text:p text:style-name="P43">0</text:p>
          </table:table-cell>
          <table:table-cell table:style-name="Table1.A2" office:value-type="string">
            <text:p text:style-name="P43">1</text:p>
          </table:table-cell>
          <table:table-cell table:style-name="Table1.A2" office:value-type="string">
            <text:p text:style-name="P43">1</text:p>
          </table:table-cell>
          <table:table-cell table:style-name="Table1.A2" office:value-type="string">
            <text:p text:style-name="P43">Tone 2</text:p>
          </table:table-cell>
          <table:table-cell table:style-name="Table1.E2" office:value-type="string">
            <text:p text:style-name="P43">Attenuation</text:p>
          </table:table-cell>
        </table:table-row>
        <table:table-row table:style-name="TableLine1979830833840">
          <table:table-cell table:style-name="Table1.A2" office:value-type="string">
            <text:p text:style-name="P43">1</text:p>
          </table:table-cell>
          <table:table-cell table:style-name="Table1.A2" office:value-type="string">
            <text:p text:style-name="P43">0</text:p>
          </table:table-cell>
          <table:table-cell table:style-name="Table1.A2" office:value-type="string">
            <text:p text:style-name="P43">0</text:p>
          </table:table-cell>
          <table:table-cell table:style-name="Table1.A2" office:value-type="string">
            <text:p text:style-name="P43">Tone 3</text:p>
          </table:table-cell>
          <table:table-cell table:style-name="Table1.E2" office:value-type="string">
            <text:p text:style-name="P43">Frequency</text:p>
          </table:table-cell>
        </table:table-row>
        <table:table-row table:style-name="TableLine1979830833840">
          <table:table-cell table:style-name="Table1.A2" office:value-type="string">
            <text:p text:style-name="P43">1</text:p>
          </table:table-cell>
          <table:table-cell table:style-name="Table1.A2" office:value-type="string">
            <text:p text:style-name="P43">0</text:p>
          </table:table-cell>
          <table:table-cell table:style-name="Table1.A2" office:value-type="string">
            <text:p text:style-name="P43">1</text:p>
          </table:table-cell>
          <table:table-cell table:style-name="Table1.A2" office:value-type="string">
            <text:p text:style-name="P43">Tone 3</text:p>
          </table:table-cell>
          <table:table-cell table:style-name="Table1.E2" office:value-type="string">
            <text:p text:style-name="P43">Attenuation</text:p>
          </table:table-cell>
        </table:table-row>
        <table:table-row table:style-name="TableLine1979830833840">
          <table:table-cell table:style-name="Table1.A2" office:value-type="string">
            <text:p text:style-name="P43">1</text:p>
          </table:table-cell>
          <table:table-cell table:style-name="Table1.A2" office:value-type="string">
            <text:p text:style-name="P43">1</text:p>
          </table:table-cell>
          <table:table-cell table:style-name="Table1.A2" office:value-type="string">
            <text:p text:style-name="P43">0</text:p>
          </table:table-cell>
          <table:table-cell table:style-name="Table1.A2" office:value-type="string">
            <text:p text:style-name="P43">Noise</text:p>
          </table:table-cell>
          <table:table-cell table:style-name="Table1.E2" office:value-type="string">
            <text:p text:style-name="P43">Control</text:p>
          </table:table-cell>
        </table:table-row>
        <table:table-row table:style-name="TableLine1979830833840">
          <table:table-cell table:style-name="Table1.A2" office:value-type="string">
            <text:p text:style-name="P43">1</text:p>
          </table:table-cell>
          <table:table-cell table:style-name="Table1.A2" office:value-type="string">
            <text:p text:style-name="P43">1</text:p>
          </table:table-cell>
          <table:table-cell table:style-name="Table1.A2" office:value-type="string">
            <text:p text:style-name="P43">1</text:p>
          </table:table-cell>
          <table:table-cell table:style-name="Table1.A2" office:value-type="string">
            <text:p text:style-name="P43">Noise</text:p>
          </table:table-cell>
          <table:table-cell table:style-name="Table1.E2" office:value-type="string">
            <text:p text:style-name="P43">Attenuation</text:p>
          </table:table-cell>
        </table:table-row>
      </table:table>
      <text:p text:style-name="P50">There are four basic formats of bytes that can be written to the port:</text:p>
      <table:table table:name="Table8" table:style-name="Table8">
        <table:table-column table:style-name="Table8.A" table:number-columns-repeated="3"/>
        <table:table-column table:style-name="Table8.D" table:number-columns-repeated="5"/>
        <table:table-column table:style-name="Table8.I"/>
        <table:table-row table:style-name="TableLine1977833665744">
          <table:table-cell table:style-name="Table8.A1" office:value-type="string">
            <text:p text:style-name="Table_20_Heading">D7</text:p>
          </table:table-cell>
          <table:table-cell table:style-name="Table8.A1" office:value-type="string">
            <text:p text:style-name="Table_20_Heading">D6</text:p>
          </table:table-cell>
          <table:table-cell table:style-name="Table8.A1" office:value-type="string">
            <text:p text:style-name="Table_20_Heading">D5</text:p>
          </table:table-cell>
          <table:table-cell table:style-name="Table8.A1" office:value-type="string">
            <text:p text:style-name="Table_20_Heading">D4</text:p>
          </table:table-cell>
          <table:table-cell table:style-name="Table8.A1" office:value-type="string">
            <text:p text:style-name="Table_20_Heading">D3</text:p>
          </table:table-cell>
          <table:table-cell table:style-name="Table8.A1" office:value-type="string">
            <text:p text:style-name="Table_20_Heading">D2</text:p>
          </table:table-cell>
          <table:table-cell table:style-name="Table8.A1" office:value-type="string">
            <text:p text:style-name="Table_20_Heading">D1</text:p>
          </table:table-cell>
          <table:table-cell table:style-name="Table8.A1" office:value-type="string">
            <text:p text:style-name="Table_20_Heading">D0</text:p>
          </table:table-cell>
          <table:table-cell table:style-name="Table8.I1" office:value-type="string">
            <text:p text:style-name="P45">Purpose</text:p>
          </table:table-cell>
        </table:table-row>
        <table:table-row table:style-name="TableLine1977833665744">
          <table:table-cell table:style-name="Table8.A2" office:value-type="string">
            <text:p text:style-name="Standard">1</text:p>
          </table:table-cell>
          <table:table-cell table:style-name="Table8.A2" office:value-type="string">
            <text:p text:style-name="Standard">R<text:span text:style-name="T18">2</text:span></text:p>
          </table:table-cell>
          <table:table-cell table:style-name="Table8.A2" office:value-type="string">
            <text:p text:style-name="P41">R1</text:p>
          </table:table-cell>
          <table:table-cell table:style-name="Table8.A2" office:value-type="string">
            <text:p text:style-name="Standard">R<text:span text:style-name="T18">0</text:span></text:p>
          </table:table-cell>
          <table:table-cell table:style-name="Table8.A2" office:value-type="string">
            <text:p text:style-name="Standard">F3</text:p>
          </table:table-cell>
          <table:table-cell table:style-name="Table8.A2" office:value-type="string">
            <text:p text:style-name="Standard">F2</text:p>
          </table:table-cell>
          <table:table-cell table:style-name="Table8.A2" office:value-type="string">
            <text:p text:style-name="Standard">F1</text:p>
          </table:table-cell>
          <table:table-cell table:style-name="Table8.A2" office:value-type="string">
            <text:p text:style-name="Standard">F0</text:p>
          </table:table-cell>
          <table:table-cell table:style-name="Table8.I2" office:value-type="string">
            <text:p text:style-name="Standard">Set the low <text:span text:style-name="T18">four bits of the frequency</text:span></text:p>
          </table:table-cell>
        </table:table-row>
        <table:table-row table:style-name="TableLine1977833665744">
          <table:table-cell table:style-name="Table8.A2" office:value-type="string">
            <text:p text:style-name="Standard">0</text:p>
          </table:table-cell>
          <table:table-cell table:style-name="Table8.A2" office:value-type="string">
            <text:p text:style-name="P41">X</text:p>
          </table:table-cell>
          <table:table-cell table:style-name="Table8.A2" office:value-type="string">
            <text:p text:style-name="Standard">F9</text:p>
          </table:table-cell>
          <table:table-cell table:style-name="Table8.A2" office:value-type="string">
            <text:p text:style-name="Standard">F8</text:p>
          </table:table-cell>
          <table:table-cell table:style-name="Table8.A2" office:value-type="string">
            <text:p text:style-name="Standard">F7</text:p>
          </table:table-cell>
          <table:table-cell table:style-name="Table8.A2" office:value-type="string">
            <text:p text:style-name="Standard">F6</text:p>
          </table:table-cell>
          <table:table-cell table:style-name="Table8.A2" office:value-type="string">
            <text:p text:style-name="Standard">F5</text:p>
          </table:table-cell>
          <table:table-cell table:style-name="Table8.A2" office:value-type="string">
            <text:p text:style-name="Standard">F4</text:p>
          </table:table-cell>
          <table:table-cell table:style-name="Table8.I2" office:value-type="string">
            <text:p text:style-name="P41">Set the high seven bits of the frequency</text:p>
          </table:table-cell>
        </table:table-row>
        <table:table-row table:style-name="TableLine1977833665744">
          <table:table-cell table:style-name="Table8.A2" office:value-type="string">
            <text:p text:style-name="Standard">1</text:p>
          </table:table-cell>
          <table:table-cell table:style-name="Table8.A2" office:value-type="string">
            <text:p text:style-name="P42">1</text:p>
          </table:table-cell>
          <table:table-cell table:style-name="Table8.A2" office:value-type="string">
            <text:p text:style-name="P41">1</text:p>
          </table:table-cell>
          <table:table-cell table:style-name="Table8.A2" office:value-type="string">
            <text:p text:style-name="Standard"><text:span text:style-name="T18">0</text:span></text:p>
          </table:table-cell>
          <table:table-cell table:style-name="Table8.A2" office:value-type="string">
            <text:p text:style-name="P41">X</text:p>
          </table:table-cell>
          <table:table-cell table:style-name="Table8.A2" office:value-type="string">
            <text:p text:style-name="P41">FB</text:p>
          </table:table-cell>
          <table:table-cell table:style-name="Table8.A2" office:value-type="string">
            <text:p text:style-name="P41">F<text:span text:style-name="T23">1</text:span></text:p>
          </table:table-cell>
          <table:table-cell table:style-name="Table8.A2" office:value-type="string">
            <text:p text:style-name="P41">F<text:span text:style-name="T23">0</text:span></text:p>
          </table:table-cell>
          <table:table-cell table:style-name="Table8.I2" office:value-type="string">
            <text:p text:style-name="P41">Set the type and frequency of the noise generator</text:p>
          </table:table-cell>
        </table:table-row>
        <table:table-row table:style-name="TableLine1977833665744">
          <table:table-cell table:style-name="Table8.A2" office:value-type="string">
            <text:p text:style-name="Standard">1</text:p>
          </table:table-cell>
          <table:table-cell table:style-name="Table8.A2" office:value-type="string">
            <text:p text:style-name="Standard">R<text:span text:style-name="T18">2</text:span></text:p>
          </table:table-cell>
          <table:table-cell table:style-name="Table8.A2" office:value-type="string">
            <text:p text:style-name="Standard">R<text:span text:style-name="T18">1</text:span></text:p>
          </table:table-cell>
          <table:table-cell table:style-name="Table8.A2" office:value-type="string">
            <text:p text:style-name="Standard">R<text:span text:style-name="T18">0</text:span></text:p>
          </table:table-cell>
          <table:table-cell table:style-name="Table8.A2" office:value-type="string">
            <text:p text:style-name="P41">A3</text:p>
          </table:table-cell>
          <table:table-cell table:style-name="Table8.A2" office:value-type="string">
            <text:p text:style-name="P41">A2</text:p>
          </table:table-cell>
          <table:table-cell table:style-name="Table8.A2" office:value-type="string">
            <text:p text:style-name="P41">A1</text:p>
          </table:table-cell>
          <table:table-cell table:style-name="Table8.A2" office:value-type="string">
            <text:p text:style-name="P41">A0</text:p>
          </table:table-cell>
          <table:table-cell table:style-name="Table8.I2" office:value-type="string">
            <text:p text:style-name="P41">Set the attenuation (four bits)</text:p>
          </table:table-cell>
        </table:table-row>
      </table:table>
      <text:p text:style-name="Text_20_body">Note: there is a PSG sound device for the left stereo channel and one for the right. The left channel PSG can be accessed at $D600, and the right channel at $D610. Both are in I/O page 0.</text:p>
      <text:h text:style-name="P35" text:outline-level="3">Attenuation</text:h>
      <text:p text:style-name="P51">All the channels support attenuation or volume control. The PSG expresses the loudness of the sound with how much it is attenuated or dampened. Therefore, an attenuation of 0 will be the loudest sound, while an attenuation of 15 will make the channel silent.</text:p>
      <text:h text:style-name="Heading_20_3" text:outline-level="3">Tones</text:h>
      <text:p text:style-name="P51">Each of the three sound channels generates simple square waves. The frequency generated depends upon the system clock driving the chip and the number provided in the frequency register. The relationship is:</text:p>
      <text:p text:style-name="P51"><draw:frame draw:style-name="fr1" draw:name="Object3" text:anchor-type="as-char" svg:width="0.6008in" svg:height="0.3929in" draw:z-index="2"><draw:object xlink:href="./Object 3" xlink:type="simple" xlink:show="embed" xlink:actuate="onLoad"/><draw:image xlink:href="./ObjectReplacements/Object 3" xlink:type="simple" xlink:show="embed" xlink:actuate="onLoad"/></draw:frame></text:p>
      <text:p text:style-name="P52">where <text:span text:style-name="T15">f</text:span><text:span text:style-name="T22"> </text:span>is the frequency produced, <text:span text:style-name="T7">C</text:span><text:span text:style-name="T22"> </text:span>is the system clock, and <text:span text:style-name="T15">n</text:span><text:span text:style-name="T22"> i</text:span>s the number provided in the register. <text:span text:style-name="T19">Expressed a different way, the value we need to produce a given frequency can be </text:span><text:soft-page-break/><text:span text:style-name="T19">computed as:</text:span></text:p>
      <text:p text:style-name="P52"><draw:frame draw:style-name="fr1" draw:name="Object7" text:anchor-type="as-char" svg:width="0.6008in" svg:height="0.3929in" draw:z-index="3"><draw:object xlink:href="./Object 7" xlink:type="simple" xlink:show="embed" xlink:actuate="onLoad"/><draw:image xlink:href="./ObjectReplacements/Object 7" xlink:type="simple" xlink:show="embed" xlink:actuate="onLoad"/></draw:frame></text:p>
      <text:p text:style-name="P52"><text:span text:style-name="T19">For the C256jr, the system clock is 3,146,875 Hz, which means:</text:span></text:p>
      <text:p text:style-name="P52"><draw:frame draw:style-name="fr1" draw:name="Object8" text:anchor-type="as-char" svg:width="0.9181in" svg:height="0.1839in" draw:z-index="4"><draw:object xlink:href="./Object 8" xlink:type="simple" xlink:show="embed" xlink:actuate="onLoad"/><draw:image xlink:href="./ObjectReplacements/Object 8" xlink:type="simple" xlink:show="embed" xlink:actuate="onLoad"/></draw:frame></text:p>
      <text:p text:style-name="P53">So, let us say we want channel 1 to produce a concert A, which is 440Hz at maximum volume. The value we need to set for the frequency code is 98,339 / 440 = 223 or $DF. We can do that with this code:</text:p>
      <text:p text:style-name="Preformatted_20_Text"><text:tab/>lda #$90<text:tab/><text:tab/>; %<text:span text:style-name="T19">10010000 = Channel 1 attenuation = 0</text:span></text:p>
      <text:p text:style-name="Preformatted_20_Text"><text:tab/>sta $D600<text:tab/><text:tab/>; <text:span text:style-name="T19">Send it to left PSG</text:span></text:p>
      <text:p text:style-name="Preformatted_20_Text"><text:tab/>sta $D610<text:tab/><text:tab/>; <text:span text:style-name="T19">Send it to right PSG</text:span></text:p>
      <text:p text:style-name="Preformatted_20_Text"/>
      <text:p text:style-name="Preformatted_20_Text"><text:tab/><text:span text:style-name="T19">lda #$8f<text:tab/><text:tab/>; %10001111 = Set the low 4 bits of the frequency code</text:span></text:p>
      <text:p text:style-name="P36"><text:tab/>sta $D600<text:tab/><text:tab/>; <text:span text:style-name="T19">Send it to left PSG</text:span></text:p>
      <text:p text:style-name="P36"><text:tab/>sta $D610<text:tab/><text:tab/>; <text:span text:style-name="T19">Send it to right PSG</text:span></text:p>
      <text:p text:style-name="P36"/>
      <text:p text:style-name="P36"><text:tab/><text:span text:style-name="T19">ld0 #$0</text:span><text:span text:style-name="T20">d</text:span><text:span text:style-name="T19"><text:tab/><text:tab/>; %00001101 = Set the </text:span><text:span text:style-name="T20">high</text:span><text:span text:style-name="T19"> 7 bits of the frequency</text:span></text:p>
      <text:p text:style-name="P36"><text:tab/>sta $D600<text:tab/><text:tab/>; <text:span text:style-name="T19">Send it to left PSG</text:span></text:p>
      <text:p text:style-name="P36"><text:tab/>sta $D610<text:tab/><text:tab/>; <text:span text:style-name="T19">Send it to right PSG</text:span></text:p>
      <text:p text:style-name="Text_20_body">To turn it off later, we just need to write:</text:p>
      <text:p text:style-name="P36"><text:tab/>lda #$9<text:span text:style-name="T20">f</text:span><text:tab/><text:tab/>; %<text:span text:style-name="T19">1001</text:span><text:span text:style-name="T20">1111</text:span><text:span text:style-name="T19"> = Channel 1 attenuation = </text:span><text:span text:style-name="T20">15 (silence)</text:span></text:p>
      <text:p text:style-name="P36"><text:tab/>sta $D600<text:tab/><text:tab/>; <text:span text:style-name="T19">Send it to left PSG</text:span></text:p>
      <text:p text:style-name="P37"><text:tab/>sta $D610<text:tab/><text:tab/>; Send it to right PSG</text:p>
      <text:h text:style-name="Heading_20_3" text:outline-level="3">Noise</text:h>
      <text:p text:style-name="P54">Noise works differently from tones, since it is random. The noise generator on the PSG can produce two styles of noise determined by the FB bit: white noise (FB = 1), and periodic (FB = 0). The noise has a sort of frequency, based on either the system clock or the current output of tone 3. This frequency is set using the F1 and F0 bits:</text:p>
      <table:table table:name="Table9" table:style-name="Table9">
        <table:table-column table:style-name="Table9.A" table:number-columns-repeated="2"/>
        <table:table-column table:style-name="Table9.C"/>
        <table:table-row table:style-name="TableLine1977966409392">
          <table:table-cell table:style-name="Table9.A1" office:value-type="string">
            <text:p text:style-name="Table_20_Heading">F1</text:p>
          </table:table-cell>
          <table:table-cell table:style-name="Table9.A1" office:value-type="string">
            <text:p text:style-name="Table_20_Heading">F0</text:p>
          </table:table-cell>
          <table:table-cell table:style-name="Table9.C1" office:value-type="string">
            <text:p text:style-name="Table_20_Heading">Frequency</text:p>
          </table:table-cell>
        </table:table-row>
        <table:table-row table:style-name="TableLine1977966409392">
          <table:table-cell table:style-name="Table9.A2" office:value-type="string">
            <text:p text:style-name="P44">0</text:p>
          </table:table-cell>
          <table:table-cell table:style-name="Table9.A2" office:value-type="string">
            <text:p text:style-name="P44">0</text:p>
          </table:table-cell>
          <table:table-cell table:style-name="Table9.C2" office:value-type="string">
            <text:p text:style-name="P44">C / 512</text:p>
          </table:table-cell>
        </table:table-row>
        <table:table-row table:style-name="TableLine1977966409392">
          <table:table-cell table:style-name="Table9.A2" office:value-type="string">
            <text:p text:style-name="P44">0</text:p>
          </table:table-cell>
          <table:table-cell table:style-name="Table9.A2" office:value-type="string">
            <text:p text:style-name="P44">1</text:p>
          </table:table-cell>
          <table:table-cell table:style-name="Table9.C2" office:value-type="string">
            <text:p text:style-name="P44">C / 1024</text:p>
          </table:table-cell>
        </table:table-row>
        <table:table-row table:style-name="TableLine1977966409392">
          <table:table-cell table:style-name="Table9.A2" office:value-type="string">
            <text:p text:style-name="P44">1</text:p>
          </table:table-cell>
          <table:table-cell table:style-name="Table9.A2" office:value-type="string">
            <text:p text:style-name="P44">0</text:p>
          </table:table-cell>
          <table:table-cell table:style-name="Table9.C2" office:value-type="string">
            <text:p text:style-name="P44">C / 2048</text:p>
          </table:table-cell>
        </table:table-row>
        <table:table-row table:style-name="TableLine1977966409392">
          <table:table-cell table:style-name="Table9.A2" office:value-type="string">
            <text:p text:style-name="P44">1</text:p>
          </table:table-cell>
          <table:table-cell table:style-name="Table9.A2" office:value-type="string">
            <text:p text:style-name="P44">1</text:p>
          </table:table-cell>
          <table:table-cell table:style-name="Table9.C2" office:value-type="string">
            <text:p text:style-name="P44">Tone 3 output</text:p>
          </table:table-cell>
        </table:table-row>
      </table:table>
      <text:p text:style-name="P54">As an example, to set white noise of the highest frequency (C / 512 <text:span text:style-name="T24">or around 6 kHz</text:span>), we could <text:span text:style-name="T24">use the code</text:span>:</text:p>
      <text:p text:style-name="P40"><text:soft-page-break/><text:tab/>lda #$<text:span text:style-name="T23">f</text:span>0<text:tab/><text:tab/>; %<text:span text:style-name="T19">10010000 = Channel </text:span><text:span text:style-name="T23">3</text:span><text:span text:style-name="T19"> attenuation = 0</text:span></text:p>
      <text:p text:style-name="P40"><text:tab/>sta $D600<text:tab/><text:tab/>; <text:span text:style-name="T19">Send it to left PSG</text:span></text:p>
      <text:p text:style-name="P40"><text:tab/>sta $D610<text:tab/><text:tab/>; <text:span text:style-name="T19">Send it to right PSG</text:span></text:p>
      <text:p text:style-name="P40"/>
      <text:p text:style-name="P40"><text:tab/><text:span text:style-name="T19">lda #$</text:span><text:span text:style-name="T23">e4</text:span><text:span text:style-name="T19"><text:tab/><text:tab/>; %</text:span><text:span text:style-name="T21">11100100</text:span><text:span text:style-name="T19"> = </text:span><text:span text:style-name="T21">white noise, f = C/512</text:span></text:p>
      <text:p text:style-name="P40"><text:tab/>sta $D600<text:tab/><text:tab/>; <text:span text:style-name="T19">Send it to left PSG</text:span></text:p>
      <text:p text:style-name="P39"><text:tab/>sta $D610<text:tab/><text:tab/>; <text:span text:style-name="T19">Send it to right PSG</text:span></text:p>
      <text:p text:style-name="P55">To turn it off later, we just need to write:</text:p>
      <text:p text:style-name="P40"><text:tab/>lda #$<text:span text:style-name="T23">f</text:span><text:span text:style-name="T20">f</text:span><text:tab/><text:tab/>; %<text:span text:style-name="T19">1</text:span><text:span text:style-name="T23">ff</text:span><text:span text:style-name="T19">1</text:span><text:span text:style-name="T20">1111</text:span><text:span text:style-name="T19"> = Channel </text:span><text:span text:style-name="T23">3</text:span><text:span text:style-name="T19"> attenuation = </text:span><text:span text:style-name="T20">15 (silence)</text:span></text:p>
      <text:p text:style-name="P40"><text:tab/>sta $D600<text:tab/><text:tab/>; <text:span text:style-name="T19">Send it to left PSG</text:span></text:p>
      <text:p text:style-name="P38"><text:tab/>sta $D610<text:tab/><text:tab/>; Send it to right PSG</text:p>
      <text:h text:style-name="Heading_20_2" text:outline-level="2"><text:soft-page-break/>SID</text:h>
      <text:h text:style-name="Heading_20_2" text:outline-level="2">CODEC</text:h>
      <text:h text:style-name="P32" text:outline-level="1">Interrupt Controller</text:h>
      <text:h text:style-name="P32" text:outline-level="1">Time</text:h>
      <text:h text:style-name="Heading_20_2" text:outline-level="2">Timers</text:h>
      <text:h text:style-name="Heading_20_2" text:outline-level="2">Real Time Clock</text:h>
      <text:h text:style-name="P32" text:outline-level="1">Math Coprocessor</text:h>
      <text:h text:style-name="P33" text:outline-level="1">SD Card</text:h>
      <text:h text:style-name="P32" text:outline-level="1">Serial Communication</text:h>
      <text:h text:style-name="Heading_20_2" text:outline-level="2">IEC Serial Port</text:h>
      <text:h text:style-name="Heading_20_2" text:outline-level="2">RS-232 Serial Port</text:h>
      <text:h text:style-name="P32" text:outline-level="1">Input Devices</text:h>
      <text:h text:style-name="Heading_20_2" text:outline-level="2">Joysticks</text:h>
      <text:h text:style-name="Heading_20_2" text:outline-level="2">PS/2 Keyboard and Mouse</text:h>
      <text:p text:style-name="Appendix">Appendix</text:p>
      <text:h text:style-name="P32" text:outline-level="1">Programming in C</text:h>
      <text:h text:style-name="Heading_20_1" text:outline-level="1">The Debug Por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emiBold" svg:font-family="'Bahnschrift SemiBold'" style:font-adornments="Bold Italic" style:font-family-generic="swiss" style:font-pitch="variable"/>
    <style:font-face style:name="Bahnschrift SemiBold1"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Palatino Linotype" fo:font-family="'Palatino Linotype'" style:font-style-name="Regular" style:font-family-generic="roman"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left="0in" fo:margin-right="0in" fo:margin-top="0.1in" fo:margin-bottom="0.1in" style: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style:font-name="Bahnschrift SemiBold1" fo:font-family="'Bahnschrift SemiBold'" style:font-style-name="Semibold" style:font-family-generic="swiss" style:font-pitch="variable" fo:font-size="28pt" fo:font-weight="60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ahnschrift SemiBold1"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1"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SemiBold1" fo:font-family="'Bahnschrift SemiBold'" style:font-style-name="Semibold" style:font-family-generic="swiss" style:font-pitch="variable" fo:font-weight="600"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1" fo:font-family="'Bahnschrift SemiBold'" style:font-style-name="Semibold" style:font-family-generic="swiss" style:font-pitch="variable" fo:font-size="101%" fo:font-weight="600" style:font-size-asian="101%" style:font-weight-asian="bold" style:font-size-complex="101%"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Bahnschrift SemiBold" fo:font-family="'Bahnschrift SemiBold'"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Bahnschrift SemiBold1" fo:font-family="'Bahnschrift SemiBold'" style:font-style-name="Semibold" style:font-family-generic="swiss" style:font-pitch="variable" fo:font-size="85%" fo:font-weight="600"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1T20:58:05.735000000</dc:date>
    <meta:editing-duration>PT2H29M21S</meta:editing-duration>
    <meta:editing-cycles>28</meta:editing-cycles>
    <meta:generator>LibreOffice/7.2.2.2$Windows_X86_64 LibreOffice_project/02b2acce88a210515b4a5bb2e46cbfb63fe97d56</meta:generator>
    <dc:title>C256jr User Manual</dc:title>
    <dc:creator>Peter Weingartner</dc:creator>
    <meta:printed-by>Peter Weingartner</meta:printed-by>
    <meta:print-date>2022-09-11T20:11:57.712000000</meta:print-date>
    <meta:document-statistic meta:table-count="9" meta:image-count="0" meta:object-count="5" meta:page-count="12" meta:paragraph-count="434" meta:word-count="2948" meta:character-count="14937" meta:non-whitespace-character-count="1225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1.249cm" fo:min-width="0.999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2.006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169cm" fo:min-width="0cm" fo:padding-top="0.142cm" fo:padding-bottom="0.142cm" fo:padding-left="0.267cm" fo:padding-right="0.267cm"/>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Arrowheads_20_3"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width="0.252cm" draw:marker-end="Arrowheads_20_4"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Arrowheads_20_5"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svg:stroke-color="#000000" draw:marker-start-width="0.252cm" draw:marker-end="Arrowheads_20_6" draw:marker-end-width="0.352cm" draw:fill="none" draw:textarea-vertical-align="middle" fo:padding-top="0.142cm" fo:padding-bottom="0.142cm" fo:padding-left="0.267cm" fo:padding-right="0.267cm"/>
    </style:style>
    <style:style style:name="P1" style:family="paragraph">
      <style:paragraph-properties fo:text-align="center" style:writing-mode="lr-tb"/>
      <style:text-properties style:font-name="Consolas" fo:font-size="8pt" style:font-size-asian="8pt" style:font-size-complex="8pt"/>
    </style:style>
    <style:style style:name="P2" style:family="paragraph">
      <loext:graphic-properties draw:fill-color="#00a933"/>
      <style:paragraph-properties fo:text-align="center" style:writing-mode="lr-tb"/>
      <style:text-properties style:font-name="Consolas" fo:font-size="8pt" style:font-size-asian="8pt" style:font-size-complex="8pt"/>
    </style:style>
    <style:style style:name="P3" style:family="paragraph">
      <style:paragraph-properties fo:text-align="center" style:writing-mode="lr-tb"/>
      <style:text-properties style:font-name="Bahnschrift SemiBold" fo:font-size="8pt" style:font-size-asian="8pt" style:font-size-complex="8pt"/>
    </style:style>
    <style:style style:name="P4" style:family="paragraph">
      <loext:graphic-properties draw:fill-color="#729fcf"/>
      <style:paragraph-properties fo:text-align="center" style:writing-mode="lr-tb"/>
      <style:text-properties style:font-name="Bahnschrift SemiBold" fo:font-size="8pt" style:font-size-asian="8pt" style:font-size-complex="8pt"/>
    </style:style>
    <style:style style:name="P5" style:family="paragraph">
      <loext:graphic-properties draw:fill-color="#729fcf"/>
      <style:paragraph-properties fo:text-align="center" style:writing-mode="lr-tb"/>
      <style:text-properties style:font-name="Consolas" fo:font-size="8pt" style:font-size-asian="8pt" style:font-size-complex="8pt"/>
    </style:style>
    <style:style style:name="P6" style:family="paragraph">
      <loext:graphic-properties draw:fill-color="#729fcf"/>
      <style:paragraph-properties fo:text-align="center"/>
    </style:style>
    <style:style style:name="P7" style:family="paragraph">
      <loext:graphic-properties draw:fill="none"/>
      <style:paragraph-properties fo:text-align="center"/>
    </style:style>
    <style:style style:name="T1" style:family="text">
      <style:text-properties style:font-name="Consolas" fo:font-size="8pt" style:font-size-asian="8pt" style:font-size-complex="8pt"/>
    </style:style>
    <style:style style:name="T2" style:family="text">
      <style:text-properties style:font-name="Bahnschrift SemiBold"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xml:id="id1" draw:id="id1" draw:layer="layout" svg:width="1.905cm" svg:height="0.635cm" svg:x="0.019cm" svg:y="0.654cm">
            <text:p text:style-name="P1"><text:span text:style-name="T1">A15..A13</text:span></text:p>
            <draw:enhanced-geometry svg:viewBox="0 0 21600 21600" draw:type="rectangle" draw:enhanced-path="M 0 0 L 21600 0 21600 21600 0 21600 0 0 Z N"/>
          </draw:custom-shape>
          <draw:custom-shape draw:style-name="gr1" draw:text-style-name="P2" xml:id="id3" draw:id="id3" draw:layer="layout" svg:width="1.905cm" svg:height="0.635cm" svg:x="0.019cm" svg:y="2.559cm">
            <text:p text:style-name="P1"><text:span text:style-name="T1">A12..A0</text:span></text:p>
            <draw:enhanced-geometry svg:viewBox="0 0 21600 21600" draw:type="rectangle" draw:enhanced-path="M 0 0 L 21600 0 21600 21600 0 21600 0 0 Z N"/>
          </draw:custom-shape>
          <draw:custom-shape draw:style-name="gr2" draw:text-style-name="P4" xml:id="id2" draw:id="id2" draw:layer="layout" svg:width="1.905cm" svg:height="1.905cm" svg:x="3.194cm" svg:y="0.019cm">
            <text:p text:style-name="P3"><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5" xml:id="id5" draw:id="id5" draw:layer="layout" svg:width="2.54cm" svg:height="0.635cm" svg:x="6.369cm" svg:y="0.654cm">
            <text:p text:style-name="P1"><text:span text:style-name="T1">SA19..SA13</text:span></text:p>
            <draw:enhanced-geometry svg:viewBox="0 0 21600 21600" draw:type="rectangle" draw:enhanced-path="M 0 0 L 21600 0 21600 21600 0 21600 0 0 Z N"/>
          </draw:custom-shape>
          <draw:custom-shape draw:style-name="gr3" draw:text-style-name="P5" xml:id="id6" draw:id="id6" draw:layer="layout" svg:width="2.54cm" svg:height="0.635cm" svg:x="12.084cm" svg:y="0.654cm">
            <text:p text:style-name="P1"><text:span text:style-name="T1">SA19..SA0</text:span></text:p>
            <draw:enhanced-geometry svg:viewBox="0 0 21600 21600" draw:type="rectangle" draw:enhanced-path="M 0 0 L 21600 0 21600 21600 0 21600 0 0 Z N"/>
          </draw:custom-shape>
          <draw:custom-shape draw:style-name="gr4" draw:text-style-name="P6" xml:id="id4" draw:id="id4" draw:layer="layout" svg:width="0.635cm" svg:height="0.635cm" svg:x="10.179cm" svg:y="0.65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5" draw:text-style-name="P7" draw:layer="layout" draw:type="line" svg:x1="1.924cm" svg:y1="0.971cm" svg:x2="3.194cm" svg:y2="0.971cm" draw:start-shape="id1" draw:start-glue-point="1" draw:end-shape="id2" draw:end-glue-point="3" svg:d="M1924 971h1270" svg:viewBox="0 0 1271 1">
            <text:p/>
          </draw:connector>
          <draw:connector draw:style-name="gr6" draw:text-style-name="P7" draw:layer="layout" svg:x1="1.924cm" svg:y1="2.876cm" svg:x2="10.497cm" svg:y2="1.289cm" draw:start-shape="id3" draw:start-glue-point="1" draw:end-shape="id4" draw:end-glue-point="8" svg:d="M1924 2876h8573v-1587" svg:viewBox="0 0 8574 1588">
            <text:p/>
          </draw:connector>
          <draw:connector draw:style-name="gr7" draw:text-style-name="P7" draw:layer="layout" svg:x1="5.099cm" svg:y1="0.971cm" svg:x2="6.369cm" svg:y2="0.971cm" draw:start-shape="id2" draw:start-glue-point="1" draw:end-shape="id5" draw:end-glue-point="3" svg:d="M5099 971h1270" svg:viewBox="0 0 1271 1">
            <text:p/>
          </draw:connector>
          <draw:connector draw:style-name="gr8" draw:text-style-name="P7" draw:layer="layout" svg:x1="8.909cm" svg:y1="0.971cm" svg:x2="10.179cm" svg:y2="0.972cm" draw:start-shape="id5" draw:start-glue-point="1" draw:end-shape="id4" draw:end-glue-point="6" svg:d="M8909 971h635v1h635" svg:viewBox="0 0 1271 2">
            <text:p/>
          </draw:connector>
          <draw:connector draw:style-name="gr9" draw:text-style-name="P7" draw:layer="layout" svg:x1="10.814cm" svg:y1="0.972cm" svg:x2="12.084cm" svg:y2="0.971cm" draw:start-shape="id4" draw:start-glue-point="10" draw:end-shape="id6" draw:end-glue-point="3" svg:d="M10814 972h635v-1h635" svg:viewBox="0 0 1271 2">
            <text:p/>
          </draw:connector>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ff00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5" style:family="graphic" style:parent-style-name="standard">
      <style:graphic-properties svg:stroke-width="0.035cm" svg:stroke-color="#000000" draw:marker-start-width="0.252cm" draw:marker-end-width="0.252cm" draw:fill-color="#80008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6"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7"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8"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9cm" fo:min-width="0.489cm" fo:padding-top="0.142cm" fo:padding-bottom="0.142cm" fo:padding-left="0.267cm" fo:padding-right="0.267cm"/>
      <style:paragraph-properties style:writing-mode="lr-tb"/>
    </style:style>
    <style:style style:name="gr9"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4cm" fo:min-width="0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034cm" fo:min-width="0.485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034cm" fo:min-width="0.485cm" fo:padding-top="0.142cm" fo:padding-bottom="0.142cm" fo:padding-left="0.267cm" fo:padding-right="0.267cm"/>
    </style:style>
    <style:style style:name="P1" style:family="paragraph">
      <style:paragraph-properties fo:text-align="center" style:writing-mode="lr-tb"/>
      <style:text-properties style:font-name="Arial" fo:font-size="8pt" style:font-size-asian="8pt" style:font-size-complex="8pt"/>
    </style:style>
    <style:style style:name="P2" style:family="paragraph">
      <loext:graphic-properties draw:fill-color="#00a933"/>
      <style:paragraph-properties fo:text-align="center" style:writing-mode="lr-tb"/>
      <style:text-properties style:font-name="Arial" fo:font-size="8pt" style:font-size-asian="8pt" style:font-size-complex="8pt"/>
    </style:style>
    <style:style style:name="P3" style:family="paragraph">
      <loext:graphic-properties draw:fill-color="#729fcf"/>
      <style:paragraph-properties fo:text-align="center" style:writing-mode="lr-tb"/>
      <style:text-properties style:font-name="Arial" fo:font-size="8pt" style:font-size-asian="8pt" style:font-size-complex="8pt"/>
    </style:style>
    <style:style style:name="P4" style:family="paragraph">
      <loext:graphic-properties draw:fill-color="#ffff00"/>
      <style:paragraph-properties fo:text-align="center" style:writing-mode="lr-tb"/>
      <style:text-properties style:font-name="Arial" fo:font-size="8pt" style:font-size-asian="8pt" style:font-size-complex="8pt"/>
    </style:style>
    <style:style style:name="P5" style:family="paragraph">
      <loext:graphic-properties draw:fill-color="#ff0000"/>
      <style:paragraph-properties fo:text-align="center" style:writing-mode="lr-tb"/>
      <style:text-properties style:font-name="Arial" fo:font-size="8pt" style:font-size-asian="8pt" style:font-size-complex="8pt"/>
    </style:style>
    <style:style style:name="P6" style:family="paragraph">
      <loext:graphic-properties draw:fill-color="#800080"/>
      <style:paragraph-properties fo:text-align="center" style:writing-mode="lr-tb"/>
      <style:text-properties style:font-name="Arial" fo:font-size="8pt" style:font-size-asian="8pt" style:font-size-complex="8pt"/>
    </style:style>
    <style:style style:name="P7" style:family="paragraph">
      <style:paragraph-properties fo:text-align="center" style:writing-mode="lr-tb"/>
      <style:text-properties fo:font-size="7pt" style:font-size-asian="7pt" style:font-size-complex="7pt"/>
    </style:style>
    <style:style style:name="P8" style:family="paragraph">
      <loext:graphic-properties draw:fill-color="#729fcf"/>
      <style:paragraph-properties fo:text-align="center" style:writing-mode="lr-tb"/>
      <style:text-properties fo:font-size="7pt" style:font-size-asian="7pt" style:font-size-complex="7pt"/>
    </style:style>
    <style:style style:name="P9" style:family="paragraph">
      <loext:graphic-properties draw:fill-color="#729fcf"/>
      <style:paragraph-properties fo:text-align="center"/>
    </style:style>
    <style:style style:name="P10" style:family="paragraph">
      <loext:graphic-properties draw:fill-color="#00a933"/>
      <style:paragraph-properties fo:text-align="center"/>
    </style:style>
    <style:style style:name="T1" style:family="text">
      <style:text-properties style:font-name="Arial"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1.905cm" svg:height="1.27cm" svg:x="0.019cm" svg:y="2.558cm">
            <text:p text:style-name="P1"><text:span text:style-name="T1">65C02</text:span></text:p>
            <draw:enhanced-geometry svg:viewBox="0 0 21600 21600" draw:type="rectangle" draw:enhanced-path="M 0 0 L 21600 0 21600 21600 0 21600 0 0 Z N"/>
          </draw:custom-shape>
          <draw:custom-shape draw:style-name="gr2" draw:text-style-name="P3" draw:layer="layout" svg:width="1.905cm" svg:height="1.27cm" svg:x="5.099cm" svg:y="2.558cm">
            <text:p text:style-name="P1"><text:span text:style-name="T1">MMU</text:span></text:p>
            <draw:enhanced-geometry svg:viewBox="0 0 21600 21600" draw:type="rectangle" draw:enhanced-path="M 0 0 L 21600 0 21600 21600 0 21600 0 0 Z N"/>
          </draw:custom-shape>
          <draw:custom-shape draw:style-name="gr3" draw:text-style-name="P4" draw:layer="layout" svg:width="1.905cm" svg:height="1.27cm" svg:x="10.179cm" svg:y="0.018cm">
            <text:p text:style-name="P1"><text:span text:style-name="T1">RAM</text:span></text:p>
            <draw:enhanced-geometry svg:viewBox="0 0 21600 21600" draw:type="rectangle" draw:enhanced-path="M 0 0 L 21600 0 21600 21600 0 21600 0 0 Z N"/>
          </draw:custom-shape>
          <draw:custom-shape draw:style-name="gr4" draw:text-style-name="P5" draw:layer="layout" svg:width="1.905cm" svg:height="1.27cm" svg:x="10.179cm" svg:y="2.558cm">
            <text:p text:style-name="P1"><text:span text:style-name="T1">Flash</text:span></text:p>
            <draw:enhanced-geometry svg:viewBox="0 0 21600 21600" draw:type="rectangle" draw:enhanced-path="M 0 0 L 21600 0 21600 21600 0 21600 0 0 Z N"/>
          </draw:custom-shape>
          <draw:custom-shape draw:style-name="gr5" draw:text-style-name="P6" draw:layer="layout" svg:width="1.905cm" svg:height="1.27cm" svg:x="10.179cm" svg:y="5.098cm">
            <text:p text:style-name="P1"><text:span text:style-name="T1">I/O Devices</text:span></text:p>
            <draw:enhanced-geometry svg:viewBox="0 0 21600 21600" draw:type="rectangle" draw:enhanced-path="M 0 0 L 21600 0 21600 21600 0 21600 0 0 Z N"/>
          </draw:custom-shape>
          <draw:custom-shape draw:style-name="gr6" draw:text-style-name="P2" draw:layer="layout" svg:width="6.35cm" svg:height="0.635cm" draw:transform="rotate (-1.5707963267949) translate (3.829cm 0.018cm)">
            <text:p text:style-name="P1"><text:span text:style-name="T1">CPU Bus (16 bits)</text:span></text:p>
            <draw:enhanced-geometry svg:viewBox="0 0 21600 21600" draw:type="rectangle" draw:enhanced-path="M 0 0 L 21600 0 21600 21600 0 21600 0 0 Z N"/>
          </draw:custom-shape>
          <draw:custom-shape draw:style-name="gr7" draw:text-style-name="P3" draw:layer="layout" svg:width="6.35cm" svg:height="0.635cm" draw:transform="rotate (-1.5707963267949) translate (8.909cm 0.018cm)">
            <text:p text:style-name="P1"><text:span text:style-name="T1">System Bus (20 bits)</text:span></text:p>
            <draw:enhanced-geometry svg:viewBox="0 0 21600 21600" draw:type="rectangle" draw:enhanced-path="M 0 0 L 21600 0 21600 21600 0 21600 0 0 Z N"/>
          </draw:custom-shape>
          <draw:custom-shape draw:style-name="gr8" draw:text-style-name="P8" draw:layer="layout" svg:width="1.27cm" svg:height="1.27cm" svg:x="5.416cm" svg:y="5.098cm">
            <text:p text:style-name="P7"><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9" draw:layer="layout" svg:width="0.635cm" svg:height="1.27cm" svg:x="5.734cm" svg:y="3.8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1.924cm" svg:y="2.8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3.828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7.004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0.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9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5.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display="block">
  <semantics>
    <mrow>
      <mi>f</mi>
      <mo stretchy="false">=</mo>
      <mfrac>
        <mi>C</mi>
        <mrow>
          <mn>32</mn>
          <mi>n</mi>
        </mrow>
      </mfrac>
    </mrow>
    <annotation encoding="StarMath 5.0">f ={ C } over { 32n } </annotation>
  </semantics>
</math>
</file>

<file path=Object 7/content.xml><?xml version="1.0" encoding="utf-8"?>
<math xmlns="http://www.w3.org/1998/Math/MathML" display="block">
  <semantics>
    <mrow>
      <mi>n</mi>
      <mo stretchy="false">=</mo>
      <mfrac>
        <mi>C</mi>
        <mrow>
          <mn>32</mn>
          <mi>f</mi>
        </mrow>
      </mfrac>
    </mrow>
    <annotation encoding="StarMath 5.0">n = { C } over { 32f }</annotation>
  </semantics>
</math>
</file>

<file path=Object 8/content.xml><?xml version="1.0" encoding="utf-8"?>
<math xmlns="http://www.w3.org/1998/Math/MathML" display="block">
  <semantics>
    <mrow>
      <mi>n</mi>
      <mo stretchy="false">=</mo>
      <mrow>
        <mn>98,339</mn>
        <mo stretchy="false">/</mo>
        <mi>f</mi>
      </mrow>
    </mrow>
    <annotation encoding="StarMath 5.0">n = 98,339/f
</annotation>
  </semantics>
</math>
</file>